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report_compare" table:style-name="ta1">
        <table:table-column table:style-name="co1" table:number-columns-repeated="46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 génération</text:p>
          </table:table-cell>
          <table:table-cell table:number-columns-repeated="4"/>
          <table:table-cell office:value-type="string" calcext:value-type="string">
            <text:p>REFcompare after reduction (7 mod)</text:p>
          </table:table-cell>
          <table:table-cell table:number-columns-repeated="4"/>
          <table:table-cell office:value-type="string" calcext:value-type="string">
            <text:p>7<text:span text:style-name="T1">e</text:span> génération</text:p>
          </table:table-cell>
          <table:table-cell table:number-columns-repeated="4"/>
          <table:table-cell office:value-type="string" calcext:value-type="string">
            <text:p>6E génération</text:p>
          </table:table-cell>
          <table:table-cell table:number-columns-repeated="4"/>
          <table:table-cell office:value-type="string" calcext:value-type="string">
            <text:p>5<text:span text:style-name="T1">e</text:span> génération</text:p>
          </table:table-cell>
          <table:table-cell table:number-columns-repeated="4"/>
          <table:table-cell office:value-type="string" calcext:value-type="string">
            <text:p>4<text:span text:style-name="T1">e</text:span> génération</text:p>
          </table:table-cell>
          <table:table-cell table:number-columns-repeated="4"/>
          <table:table-cell office:value-type="string" calcext:value-type="string">
            <text:p>3<text:span text:style-name="T1">e</text:span> edition</text:p>
          </table:table-cell>
          <table:table-cell table:number-columns-repeated="4"/>
          <table:table-cell office:value-type="string" calcext:value-type="string">
            <text:p>2<text:span text:style-name="T1">e</text:span> edition</text:p>
          </table:table-cell>
          <table:table-cell table:number-columns-repeated="5"/>
          <table:table-cell office:value-type="string" calcext:value-type="string">
            <text:p>1e editi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]=[.AQ2];[.AL2]=[.AR2]))" office:value-type="boolean" office:boolean-value="true" calcext:value-type="boolean">
            <text:p>VRAI</text:p>
          </table:table-cell>
          <table:table-cell table:formula="of:=IF(AND([.AM2]=[.AS2];[.AN2]=[.AT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3]=[.AQ3];[.AL3]=[.AR3]))" office:value-type="boolean" office:boolean-value="true" calcext:value-type="boolean">
            <text:p>VRAI</text:p>
          </table:table-cell>
          <table:table-cell table:formula="of:=IF(AND([.AM3]=[.AS3];[.AN3]=[.AT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4]=[.AQ4];[.AL4]=[.AR4]))" office:value-type="boolean" office:boolean-value="true" calcext:value-type="boolean">
            <text:p>VRAI</text:p>
          </table:table-cell>
          <table:table-cell table:formula="of:=IF(AND([.AM4]=[.AS4];[.AN4]=[.AT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5]=[.AQ5];[.AL5]=[.AR5]))" office:value-type="boolean" office:boolean-value="true" calcext:value-type="boolean">
            <text:p>VRAI</text:p>
          </table:table-cell>
          <table:table-cell table:formula="of:=IF(AND([.AM5]=[.AS5];[.AN5]=[.AT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6]=[.AQ6];[.AL6]=[.AR6]))" office:value-type="boolean" office:boolean-value="true" calcext:value-type="boolean">
            <text:p>VRAI</text:p>
          </table:table-cell>
          <table:table-cell table:formula="of:=IF(AND([.AM6]=[.AS6];[.AN6]=[.AT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6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7]=[.AQ7];[.AL7]=[.AR7]))" office:value-type="boolean" office:boolean-value="true" calcext:value-type="boolean">
            <text:p>VRAI</text:p>
          </table:table-cell>
          <table:table-cell table:formula="of:=IF(AND([.AM7]=[.AS7];[.AN7]=[.AT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7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]=[.AQ8];[.AL8]=[.AR8]))" office:value-type="boolean" office:boolean-value="true" calcext:value-type="boolean">
            <text:p>VRAI</text:p>
          </table:table-cell>
          <table:table-cell table:formula="of:=IF(AND([.AM8]=[.AS8];[.AN8]=[.AT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08b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9]=[.AQ9];[.AL9]=[.AR9]))" office:value-type="boolean" office:boolean-value="true" calcext:value-type="boolean">
            <text:p>VRAI</text:p>
          </table:table-cell>
          <table:table-cell table:formula="of:=IF(AND([.AM9]=[.AS9];[.AN9]=[.AT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ggregates/agg-groupconcat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0]=[.AQ10];[.AL10]=[.AR10]))" office:value-type="boolean" office:boolean-value="true" calcext:value-type="boolean">
            <text:p>VRAI</text:p>
          </table:table-cell>
          <table:table-cell table:formula="of:=IF(AND([.AM10]=[.AS10];[.AN10]=[.AT1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groupconcat-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1]=[.AQ11];[.AL11]=[.AR11]))" office:value-type="boolean" office:boolean-value="true" calcext:value-type="boolean">
            <text:p>VRAI</text:p>
          </table:table-cell>
          <table:table-cell table:formula="of:=IF(AND([.AM11]=[.AS11];[.AN11]=[.AT1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groupconcat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ggregates/agg-groupconcat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2]=[.AQ12];[.AL12]=[.AR12]))" office:value-type="boolean" office:boolean-value="true" calcext:value-type="boolean">
            <text:p>VRAI</text:p>
          </table:table-cell>
          <table:table-cell table:formula="of:=IF(AND([.AM12]=[.AS12];[.AN12]=[.AT1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avg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3]=[.AQ13];[.AL13]=[.AR13]))" office:value-type="boolean" office:boolean-value="true" calcext:value-type="boolean">
            <text:p>VRAI</text:p>
          </table:table-cell>
          <table:table-cell table:formula="of:=IF(AND([.AM13]=[.AS13];[.AN13]=[.AT1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/>
          <table:table-cell office:value-type="string" calcext:value-type="string">
            <text:p>aggregates/agg-avg-02</text:p>
          </table:table-cell>
          <table:table-cell table:number-columns-repeated="4" office:value-type="float" office:value="0.8" calcext:value-type="float">
            <text:p>0,8</text:p>
          </table:table-cell>
          <table:table-cell table:formula="of:=IF(AND([.AK14]=[.AQ14];[.AL14]=[.AR14]))" office:value-type="boolean" office:boolean-value="true" calcext:value-type="boolean">
            <text:p>VRAI</text:p>
          </table:table-cell>
          <table:table-cell table:formula="of:=IF(AND([.AM14]=[.AS14];[.AN14]=[.AT1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min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5]=[.AQ15];[.AL15]=[.AR15]))" office:value-type="boolean" office:boolean-value="true" calcext:value-type="boolean">
            <text:p>VRAI</text:p>
          </table:table-cell>
          <table:table-cell table:formula="of:=IF(AND([.AM15]=[.AS15];[.AN15]=[.AT1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/>
          <table:table-cell office:value-type="string" calcext:value-type="string">
            <text:p>aggregates/agg-min-02</text:p>
          </table:table-cell>
          <table:table-cell table:number-columns-repeated="4" office:value-type="float" office:value="0.85" calcext:value-type="float">
            <text:p>0,85</text:p>
          </table:table-cell>
          <table:table-cell table:formula="of:=IF(AND([.AK16]=[.AQ16];[.AL16]=[.AR16]))" office:value-type="boolean" office:boolean-value="true" calcext:value-type="boolean">
            <text:p>VRAI</text:p>
          </table:table-cell>
          <table:table-cell table:formula="of:=IF(AND([.AM16]=[.AS16];[.AN16]=[.AT1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max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]=[.AQ17];[.AL17]=[.AR17]))" office:value-type="boolean" office:boolean-value="true" calcext:value-type="boolean">
            <text:p>VRAI</text:p>
          </table:table-cell>
          <table:table-cell table:formula="of:=IF(AND([.AM17]=[.AS17];[.AN17]=[.AT1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max-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8]=[.AQ18];[.AL18]=[.AR18]))" office:value-type="boolean" office:boolean-value="true" calcext:value-type="boolean">
            <text:p>VRAI</text:p>
          </table:table-cell>
          <table:table-cell table:formula="of:=IF(AND([.AM18]=[.AS18];[.AN18]=[.AT1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sum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]=[.AQ19];[.AL19]=[.AR19]))" office:value-type="boolean" office:boolean-value="true" calcext:value-type="boolean">
            <text:p>VRAI</text:p>
          </table:table-cell>
          <table:table-cell table:formula="of:=IF(AND([.AM19]=[.AS19];[.AN19]=[.AT1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/>
          <table:table-cell office:value-type="string" calcext:value-type="string">
            <text:p>aggregates/agg-sum-02</text:p>
          </table:table-cell>
          <table:table-cell table:number-columns-repeated="4" office:value-type="float" office:value="0.71" calcext:value-type="float">
            <text:p>0,71</text:p>
          </table:table-cell>
          <table:table-cell table:formula="of:=IF(AND([.AK20]=[.AQ20];[.AL20]=[.AR20]))" office:value-type="boolean" office:boolean-value="true" calcext:value-type="boolean">
            <text:p>VRAI</text:p>
          </table:table-cell>
          <table:table-cell table:formula="of:=IF(AND([.AM20]=[.AS20];[.AN20]=[.AT2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sampl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aggregates/agg-sampl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21]=[.AQ21];[.AL21]=[.AR21]))" office:value-type="boolean" office:boolean-value="true" calcext:value-type="boolean">
            <text:p>VRAI</text:p>
          </table:table-cell>
          <table:table-cell table:formula="of:=IF(AND([.AM21]=[.AS21];[.AN21]=[.AT2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aggregates/agg-err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2]=[.AQ22];[.AL22]=[.AR22]))" office:value-type="boolean" office:boolean-value="true" calcext:value-type="boolean">
            <text:p>VRAI</text:p>
          </table:table-cell>
          <table:table-cell table:formula="of:=IF(AND([.AM22]=[.AS22];[.AN22]=[.AT2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/>
          <table:table-cell office:value-type="string" calcext:value-type="string">
            <text:p>aggregates/agg-err-02</text:p>
          </table:table-cell>
          <table:table-cell table:number-columns-repeated="4" office:value-type="float" office:value="0.6" calcext:value-type="float">
            <text:p>0,6</text:p>
          </table:table-cell>
          <table:table-cell table:formula="of:=IF(AND([.AK23]=[.AQ23];[.AL23]=[.AR23]))" office:value-type="boolean" office:boolean-value="true" calcext:value-type="boolean">
            <text:p>VRAI</text:p>
          </table:table-cell>
          <table:table-cell table:formula="of:=IF(AND([.AM23]=[.AS23];[.AN23]=[.AT2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4"/>
          <table:table-cell office:value-type="string" calcext:value-type="string">
            <text:p>aggregates/agg-empty-group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table:formula="of:=IF(AND([.AK24]=[.AQ24];[.AL24]=[.AR24]))" office:value-type="boolean" office:boolean-value="true" calcext:value-type="boolean">
            <text:p>VRAI</text:p>
          </table:table-cell>
          <table:table-cell table:formula="of:=IF(AND([.AM24]=[.AS24];[.AN24]=[.AT2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bindings/value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bindings/values0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bindings/value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ings/value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 table:formula="of:=IF(AND([.AK25]=[.AQ25];[.AL25]=[.AR25]))" office:value-type="boolean" office:boolean-value="true" calcext:value-type="boolean">
            <text:p>VRAI</text:p>
          </table:table-cell>
          <table:table-cell table:formula="of:=IF(AND([.AM25]=[.AS25];[.AN25]=[.AT2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/>
          <table:table-cell office:value-type="string" calcext:value-type="string">
            <text:p>bindings/values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table:formula="of:=IF(AND([.AK26]=[.AQ26];[.AL26]=[.AR26]))" office:value-type="boolean" office:boolean-value="true" calcext:value-type="boolean">
            <text:p>VRAI</text:p>
          </table:table-cell>
          <table:table-cell table:formula="of:=IF(AND([.AM26]=[.AS26];[.AN26]=[.AT2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/>
          <table:table-cell office:value-type="string" calcext:value-type="string">
            <text:p>bindings/values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table:formula="of:=IF(AND([.AK27]=[.AQ27];[.AL27]=[.AR27]))" office:value-type="boolean" office:boolean-value="true" calcext:value-type="boolean">
            <text:p>VRAI</text:p>
          </table:table-cell>
          <table:table-cell table:formula="of:=IF(AND([.AM27]=[.AS27];[.AN27]=[.AT2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bindings/values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indings/values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bindings/value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bindings/value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formula="of:=IF(AND([.AK28]=[.AQ28];[.AL28]=[.AR28]))" office:value-type="boolean" office:boolean-value="true" calcext:value-type="boolean">
            <text:p>VRAI</text:p>
          </table:table-cell>
          <table:table-cell table:formula="of:=IF(AND([.AM28]=[.AS28];[.AN28]=[.AT2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bindings/values05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bindings/value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table:formula="of:=IF(AND([.AK29]=[.AQ29];[.AL29]=[.AR29]))" office:value-type="boolean" office:boolean-value="true" calcext:value-type="boolean">
            <text:p>VRAI</text:p>
          </table:table-cell>
          <table:table-cell table:formula="of:=IF(AND([.AM29]=[.AS29];[.AN29]=[.AT2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value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/>
          <table:table-cell office:value-type="string" calcext:value-type="string">
            <text:p>bindings/values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table:formula="of:=IF(AND([.AK30]=[.AQ30];[.AL30]=[.AR30]))" office:value-type="boolean" office:boolean-value="true" calcext:value-type="boolean">
            <text:p>VRAI</text:p>
          </table:table-cell>
          <table:table-cell table:formula="of:=IF(AND([.AM30]=[.AS30];[.AN30]=[.AT3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values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bindings/values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bindings/values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bindings/values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indings/values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bindings/values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indings/values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indings/values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string" calcext:value-type="string">
            <text:p>bindings/values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table:formula="of:=IF(AND([.AK31]=[.AQ31];[.AL31]=[.AR31]))" office:value-type="boolean" office:boolean-value="true" calcext:value-type="boolean">
            <text:p>VRAI</text:p>
          </table:table-cell>
          <table:table-cell table:formula="of:=IF(AND([.AM31]=[.AS31];[.AN31]=[.AT31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,75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/>
          <table:table-cell office:value-type="string" calcext:value-type="string">
            <text:p>bindings/values0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IF(AND([.AK32]=[.AQ32];[.AL32]=[.AR32]))" office:value-type="boolean" office:boolean-value="true" calcext:value-type="boolean">
            <text:p>VRAI</text:p>
          </table:table-cell>
          <table:table-cell table:formula="of:=IF(AND([.AM32]=[.AS32];[.AN32]=[.AT3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inlin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bindings/inlin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bindings/inline0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bindings/inlin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ings/inlin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 table:formula="of:=IF(AND([.AK33]=[.AQ33];[.AL33]=[.AR33]))" office:value-type="boolean" office:boolean-value="true" calcext:value-type="boolean">
            <text:p>VRAI</text:p>
          </table:table-cell>
          <table:table-cell table:formula="of:=IF(AND([.AM33]=[.AS33];[.AN33]=[.AT3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ings/inlin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/>
          <table:table-cell office:value-type="string" calcext:value-type="string">
            <text:p>bindings/inlin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table:formula="of:=IF(AND([.AK34]=[.AQ34];[.AL34]=[.AR34]))" office:value-type="boolean" office:boolean-value="true" calcext:value-type="boolean">
            <text:p>VRAI</text:p>
          </table:table-cell>
          <table:table-cell table:formula="of:=IF(AND([.AM34]=[.AS34];[.AN34]=[.AT3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nd/bi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nd/bi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bind/bi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table:formula="of:=IF(AND([.AK35]=[.AQ35];[.AL35]=[.AR35]))" office:value-type="boolean" office:boolean-value="true" calcext:value-type="boolean">
            <text:p>VRAI</text:p>
          </table:table-cell>
          <table:table-cell table:formula="of:=IF(AND([.AM35]=[.AS35];[.AN35]=[.AT3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nd/bind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ind/bind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bind/bind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table:formula="of:=IF(AND([.AK36]=[.AQ36];[.AL36]=[.AR36]))" office:value-type="boolean" office:boolean-value="true" calcext:value-type="boolean">
            <text:p>VRAI</text:p>
          </table:table-cell>
          <table:table-cell table:formula="of:=IF(AND([.AM36]=[.AS36];[.AN36]=[.AT3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bind/bind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  <table:table-cell table:formula="of:=IF(AND([.AK37]=[.AQ37];[.AL37]=[.AR37]))" office:value-type="boolean" office:boolean-value="true" calcext:value-type="boolean">
            <text:p>VRAI</text:p>
          </table:table-cell>
          <table:table-cell table:formula="of:=IF(AND([.AM37]=[.AS37];[.AN37]=[.AT3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/bind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table:formula="of:=IF(AND([.AK38]=[.AQ38];[.AL38]=[.AR38]))" office:value-type="boolean" office:boolean-value="true" calcext:value-type="boolean">
            <text:p>VRAI</text:p>
          </table:table-cell>
          <table:table-cell table:formula="of:=IF(AND([.AM38]=[.AS38];[.AN38]=[.AT3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/bind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formula="of:=IF(AND([.AK39]=[.AQ39];[.AL39]=[.AR39]))" office:value-type="boolean" office:boolean-value="true" calcext:value-type="boolean">
            <text:p>VRAI</text:p>
          </table:table-cell>
          <table:table-cell table:formula="of:=IF(AND([.AM39]=[.AS39];[.AN39]=[.AT3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/bind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33" calcext:value-type="float">
            <text:p>0,33</text:p>
          </table:table-cell>
          <table:table-cell table:formula="of:=IF(AND([.AK40]=[.AQ40];[.AL40]=[.AR40]))" office:value-type="boolean" office:boolean-value="true" calcext:value-type="boolean">
            <text:p>VRAI</text:p>
          </table:table-cell>
          <table:table-cell table:formula="of:=IF(AND([.AM40]=[.AS40];[.AN40]=[.AT4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bind/bind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ind/bind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table:formula="of:=IF(AND([.AK41]=[.AQ41];[.AL41]=[.AR41]))" office:value-type="boolean" office:boolean-value="true" calcext:value-type="boolean">
            <text:p>VRAI</text:p>
          </table:table-cell>
          <table:table-cell table:formula="of:=IF(AND([.AM41]=[.AS41];[.AN41]=[.AT4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bind/bind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/bind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formula="of:=IF(AND([.AK42]=[.AQ42];[.AL42]=[.AR42]))" office:value-type="boolean" office:boolean-value="true" calcext:value-type="boolean">
            <text:p>VRAI</text:p>
          </table:table-cell>
          <table:table-cell table:formula="of:=IF(AND([.AM42]=[.AS42];[.AN42]=[.AT4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bind/bind1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43]=[.AQ43];[.AL43]=[.AR43]))" office:value-type="boolean" office:boolean-value="true" calcext:value-type="boolean">
            <text:p>VRAI</text:p>
          </table:table-cell>
          <table:table-cell table:formula="of:=IF(AND([.AM43]=[.AS43];[.AN43]=[.AT4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bind/bind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ind/bind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bind/bind1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bind/bind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bind/bind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3" calcext:value-type="float">
            <text:p>0,33</text:p>
          </table:table-cell>
          <table:table-cell table:formula="of:=IF(AND([.AK44]=[.AQ44];[.AL44]=[.AR44]))" office:value-type="boolean" office:boolean-value="true" calcext:value-type="boolean">
            <text:p>VRAI</text:p>
          </table:table-cell>
          <table:table-cell table:formula="of:=IF(AND([.AM44]=[.AS44];[.AN44]=[.AT4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45]=[.AQ45];[.AL45]=[.AR45]))" office:value-type="boolean" office:boolean-value="true" calcext:value-type="boolean">
            <text:p>VRAI</text:p>
          </table:table-cell>
          <table:table-cell table:formula="of:=IF(AND([.AM45]=[.AS45];[.AN45]=[.AT4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rdf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46]=[.AQ46];[.AL46]=[.AR46]))" office:value-type="boolean" office:boolean-value="true" calcext:value-type="boolean">
            <text:p>VRAI</text:p>
          </table:table-cell>
          <table:table-cell table:formula="of:=IF(AND([.AM46]=[.AS46];[.AN46]=[.AT4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rdf0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47]=[.AQ47];[.AL47]=[.AR47]))" office:value-type="boolean" office:boolean-value="true" calcext:value-type="boolean">
            <text:p>VRAI</text:p>
          </table:table-cell>
          <table:table-cell table:formula="of:=IF(AND([.AM47]=[.AS47];[.AN47]=[.AT4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rdf0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48]=[.AQ48];[.AL48]=[.AR48]))" office:value-type="boolean" office:boolean-value="true" calcext:value-type="boolean">
            <text:p>VRAI</text:p>
          </table:table-cell>
          <table:table-cell table:formula="of:=IF(AND([.AM48]=[.AS48];[.AN48]=[.AT4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AK49]=[.AQ49];[.AL49]=[.AR49]))" office:value-type="boolean" office:boolean-value="true" calcext:value-type="boolean">
            <text:p>VRAI</text:p>
          </table:table-cell>
          <table:table-cell table:formula="of:=IF(AND([.AM49]=[.AS49];[.AN49]=[.AT4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0]=[.AQ50];[.AL50]=[.AR50]))" office:value-type="boolean" office:boolean-value="true" calcext:value-type="boolean">
            <text:p>VRAI</text:p>
          </table:table-cell>
          <table:table-cell table:formula="of:=IF(AND([.AM50]=[.AS50];[.AN50]=[.AT5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1]=[.AQ51];[.AL51]=[.AR51]))" office:value-type="boolean" office:boolean-value="true" calcext:value-type="boolean">
            <text:p>VRAI</text:p>
          </table:table-cell>
          <table:table-cell table:formula="of:=IF(AND([.AM51]=[.AS51];[.AN51]=[.AT5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2]=[.AQ52];[.AL52]=[.AR52]))" office:value-type="boolean" office:boolean-value="true" calcext:value-type="boolean">
            <text:p>VRAI</text:p>
          </table:table-cell>
          <table:table-cell table:formula="of:=IF(AND([.AM52]=[.AS52];[.AN52]=[.AT5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AK53]=[.AQ53];[.AL53]=[.AR53]))" office:value-type="boolean" office:boolean-value="true" calcext:value-type="boolean">
            <text:p>VRAI</text:p>
          </table:table-cell>
          <table:table-cell table:formula="of:=IF(AND([.AM53]=[.AS53];[.AN53]=[.AT5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4]=[.AQ54];[.AL54]=[.AR54]))" office:value-type="boolean" office:boolean-value="true" calcext:value-type="boolean">
            <text:p>VRAI</text:p>
          </table:table-cell>
          <table:table-cell table:formula="of:=IF(AND([.AM54]=[.AS54];[.AN54]=[.AT5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5]=[.AQ55];[.AL55]=[.AR55]))" office:value-type="boolean" office:boolean-value="true" calcext:value-type="boolean">
            <text:p>VRAI</text:p>
          </table:table-cell>
          <table:table-cell table:formula="of:=IF(AND([.AM55]=[.AS55];[.AN55]=[.AT5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rdfs0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56]=[.AQ56];[.AL56]=[.AR56]))" office:value-type="boolean" office:boolean-value="true" calcext:value-type="boolean">
            <text:p>VRAI</text:p>
          </table:table-cell>
          <table:table-cell table:formula="of:=IF(AND([.AM56]=[.AS56];[.AN56]=[.AT5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57]=[.AQ57];[.AL57]=[.AR57]))" office:value-type="boolean" office:boolean-value="true" calcext:value-type="boolean">
            <text:p>VRAI</text:p>
          </table:table-cell>
          <table:table-cell table:formula="of:=IF(AND([.AM57]=[.AS57];[.AN57]=[.AT5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58]=[.AQ58];[.AL58]=[.AR58]))" office:value-type="boolean" office:boolean-value="true" calcext:value-type="boolean">
            <text:p>VRAI</text:p>
          </table:table-cell>
          <table:table-cell table:formula="of:=IF(AND([.AM58]=[.AS58];[.AN58]=[.AT5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entailment/rdfs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AK59]=[.AQ59];[.AL59]=[.AR59]))" office:value-type="boolean" office:boolean-value="true" calcext:value-type="boolean">
            <text:p>VRAI</text:p>
          </table:table-cell>
          <table:table-cell table:formula="of:=IF(AND([.AM59]=[.AS59];[.AN59]=[.AT5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rdfs1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60]=[.AQ60];[.AL60]=[.AR60]))" office:value-type="boolean" office:boolean-value="true" calcext:value-type="boolean">
            <text:p>VRAI</text:p>
          </table:table-cell>
          <table:table-cell table:formula="of:=IF(AND([.AM60]=[.AS60];[.AN60]=[.AT6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rdfs13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ntailment/rdfs13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table:formula="of:=IF(AND([.AK61]=[.AQ61];[.AL61]=[.AR61]))" office:value-type="boolean" office:boolean-value="true" calcext:value-type="boolean">
            <text:p>VRAI</text:p>
          </table:table-cell>
          <table:table-cell table:formula="of:=IF(AND([.AM61]=[.AS61];[.AN61]=[.AT6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entailment/d-ent-01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ntailment/d-ent-01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table:formula="of:=IF(AND([.AK62]=[.AQ62];[.AL62]=[.AR62]))" office:value-type="boolean" office:boolean-value="true" calcext:value-type="boolean">
            <text:p>VRAI</text:p>
          </table:table-cell>
          <table:table-cell table:formula="of:=IF(AND([.AM62]=[.AS62];[.AN62]=[.AT6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entailment/owlds01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entailment/owlds01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table:formula="of:=IF(AND([.AK63]=[.AQ63];[.AL63]=[.AR63]))" office:value-type="boolean" office:boolean-value="true" calcext:value-type="boolean">
            <text:p>VRAI</text:p>
          </table:table-cell>
          <table:table-cell table:formula="of:=IF(AND([.AM63]=[.AS63];[.AN63]=[.AT6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/>
          <table:table-cell office:value-type="string" calcext:value-type="string">
            <text:p>entailment/owlds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64]=[.AQ64];[.AL64]=[.AR64]))" office:value-type="boolean" office:boolean-value="false" calcext:value-type="boolean">
            <text:p>FAUX</text:p>
          </table:table-cell>
          <table:table-cell table:formula="of:=IF(AND([.AM64]=[.AS64];[.AN64]=[.AT64]))" office:value-type="boolean" office:boolean-value="false" calcext:value-type="boolean">
            <text:p>FAUX</text:p>
          </table:table-cell>
          <table:table-cell office:value-type="string" calcext:value-type="string">
            <text:p>ah</text:p>
          </table:table-cell>
        </table:table-row>
        <table:table-row table:style-name="ro2"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plainLit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65]=[.AQ65];[.AL65]=[.AR65]))" office:value-type="boolean" office:boolean-value="true" calcext:value-type="boolean">
            <text:p>VRAI</text:p>
          </table:table-cell>
          <table:table-cell table:formula="of:=IF(AND([.AM65]=[.AS65];[.AN65]=[.AT6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IF(AND([.AK66]=[.AQ66];[.AL66]=[.AR66]))" office:value-type="boolean" office:boolean-value="true" calcext:value-type="boolean">
            <text:p>VRAI</text:p>
          </table:table-cell>
          <table:table-cell table:formula="of:=IF(AND([.AM66]=[.AS66];[.AN66]=[.AT6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AK67]=[.AQ67];[.AL67]=[.AR67]))" office:value-type="boolean" office:boolean-value="true" calcext:value-type="boolean">
            <text:p>VRAI</text:p>
          </table:table-cell>
          <table:table-cell table:formula="of:=IF(AND([.AM67]=[.AS67];[.AN67]=[.AT6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68]=[.AQ68];[.AL68]=[.AR68]))" office:value-type="boolean" office:boolean-value="true" calcext:value-type="boolean">
            <text:p>VRAI</text:p>
          </table:table-cell>
          <table:table-cell table:formula="of:=IF(AND([.AM68]=[.AS68];[.AN68]=[.AT6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69]=[.AQ69];[.AL69]=[.AR69]))" office:value-type="boolean" office:boolean-value="true" calcext:value-type="boolean">
            <text:p>VRAI</text:p>
          </table:table-cell>
          <table:table-cell table:formula="of:=IF(AND([.AM69]=[.AS69];[.AN69]=[.AT6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formula="of:=IF(AND([.AK70]=[.AQ70];[.AL70]=[.AR70]))" office:value-type="boolean" office:boolean-value="true" calcext:value-type="boolean">
            <text:p>VRAI</text:p>
          </table:table-cell>
          <table:table-cell table:formula="of:=IF(AND([.AM70]=[.AS70];[.AN70]=[.AT7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paper-sparqldl-Q5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1]=[.AQ71];[.AL71]=[.AR71]))" office:value-type="boolean" office:boolean-value="true" calcext:value-type="boolean">
            <text:p>VRAI</text:p>
          </table:table-cell>
          <table:table-cell table:formula="of:=IF(AND([.AM71]=[.AS71];[.AN71]=[.AT7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1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2]=[.AQ72];[.AL72]=[.AR72]))" office:value-type="boolean" office:boolean-value="true" calcext:value-type="boolean">
            <text:p>VRAI</text:p>
          </table:table-cell>
          <table:table-cell table:formula="of:=IF(AND([.AM72]=[.AS72];[.AN72]=[.AT7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2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3]=[.AQ73];[.AL73]=[.AR73]))" office:value-type="boolean" office:boolean-value="true" calcext:value-type="boolean">
            <text:p>VRAI</text:p>
          </table:table-cell>
          <table:table-cell table:formula="of:=IF(AND([.AM73]=[.AS73];[.AN73]=[.AT7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entailment/bind03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bind0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table:formula="of:=IF(AND([.AK74]=[.AQ74];[.AL74]=[.AR74]))" office:value-type="boolean" office:boolean-value="true" calcext:value-type="boolean">
            <text:p>VRAI</text:p>
          </table:table-cell>
          <table:table-cell table:formula="of:=IF(AND([.AM74]=[.AS74];[.AN74]=[.AT7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xists/exists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4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5]=[.AQ75];[.AL75]=[.AR75]))" office:value-type="boolean" office:boolean-value="true" calcext:value-type="boolean">
            <text:p>VRAI</text:p>
          </table:table-cell>
          <table:table-cell table:formula="of:=IF(AND([.AM75]=[.AS75];[.AN75]=[.AT7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5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6]=[.AQ76];[.AL76]=[.AR76]))" office:value-type="boolean" office:boolean-value="true" calcext:value-type="boolean">
            <text:p>VRAI</text:p>
          </table:table-cell>
          <table:table-cell table:formula="of:=IF(AND([.AM76]=[.AS76];[.AN76]=[.AT7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d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6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7]=[.AQ77];[.AL77]=[.AR77]))" office:value-type="boolean" office:boolean-value="true" calcext:value-type="boolean">
            <text:p>VRAI</text:p>
          </table:table-cell>
          <table:table-cell table:formula="of:=IF(AND([.AM77]=[.AS77];[.AN77]=[.AT7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d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7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8]=[.AQ78];[.AL78]=[.AR78]))" office:value-type="boolean" office:boolean-value="true" calcext:value-type="boolean">
            <text:p>VRAI</text:p>
          </table:table-cell>
          <table:table-cell table:formula="of:=IF(AND([.AM78]=[.AS78];[.AN78]=[.AT7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dt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dt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entailment/bind08</text:p>
          </table:table-cell>
          <table:table-cell office:value-type="float" office:value="0.09" calcext:value-type="float">
            <text:p>0,09</text:p>
          </table:table-cell>
          <table:table-cell office:value-type="float" office:value="0.33" calcext:value-type="float">
            <text:p>0,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ND([.AK79]=[.AQ79];[.AL79]=[.AR79]))" office:value-type="boolean" office:boolean-value="true" calcext:value-type="boolean">
            <text:p>VRAI</text:p>
          </table:table-cell>
          <table:table-cell table:formula="of:=IF(AND([.AM79]=[.AS79];[.AN79]=[.AT7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la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sparqldl-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0]=[.AQ80];[.AL80]=[.AR80]))" office:value-type="boolean" office:boolean-value="true" calcext:value-type="boolean">
            <text:p>VRAI</text:p>
          </table:table-cell>
          <table:table-cell table:formula="of:=IF(AND([.AM80]=[.AS80];[.AN80]=[.AT8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la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81]=[.AQ81];[.AL81]=[.AR81]))" office:value-type="boolean" office:boolean-value="true" calcext:value-type="boolean">
            <text:p>VRAI</text:p>
          </table:table-cell>
          <table:table-cell table:formula="of:=IF(AND([.AM81]=[.AS81];[.AN81]=[.AT8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lang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lang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82]=[.AQ82];[.AL82]=[.AR82]))" office:value-type="boolean" office:boolean-value="true" calcext:value-type="boolean">
            <text:p>VRAI</text:p>
          </table:table-cell>
          <table:table-cell table:formula="of:=IF(AND([.AM82]=[.AS82];[.AN82]=[.AT8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snumeric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snumeric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sparqldl-0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3]=[.AQ83];[.AL83]=[.AR83]))" office:value-type="boolean" office:boolean-value="true" calcext:value-type="boolean">
            <text:p>VRAI</text:p>
          </table:table-cell>
          <table:table-cell table:formula="of:=IF(AND([.AM83]=[.AS83];[.AN83]=[.AT8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5</text:p>
          </table:table-cell>
          <table:table-cell office:value-type="string" calcext:value-type="string">
            <text:p>tempRef:4: namespace error : Namespace prefix xsi for schemaLocation on sparql is not defined</text:p>
          </table:table-cell>
          <table:table-cell table:number-columns-repeated="4"/>
          <table:table-cell office:value-type="string" calcext:value-type="string">
            <text:p>entailment/sparqldl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formula="of:=IF(AND([.AK84]=[.AQ84];[.AL84]=[.AR84]))" office:value-type="boolean" office:boolean-value="false" calcext:value-type="boolean">
            <text:p>FAUX</text:p>
          </table:table-cell>
          <table:table-cell table:formula="of:=IF(AND([.AM84]=[.AS84];[.AN84]=[.AT84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functions/cei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ei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6</text:p>
          </table:table-cell>
          <table:table-cell office:value-type="string" calcext:value-type="string">
            <text:p>tempRef:4: namespace error : Namespace prefix xsi for schemaLocation on sparql is not defined</text:p>
          </table:table-cell>
          <table:table-cell table:number-columns-repeated="4"/>
          <table:table-cell office:value-type="string" calcext:value-type="string">
            <text:p>entailment/sparqldl-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 table:formula="of:=IF(AND([.AK85]=[.AQ85];[.AL85]=[.AR85]))" office:value-type="boolean" office:boolean-value="false" calcext:value-type="boolean">
            <text:p>FAUX</text:p>
          </table:table-cell>
          <table:table-cell table:formula="of:=IF(AND([.AM85]=[.AS85];[.AN85]=[.AT85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functions/floo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floo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sparqldl-07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6]=[.AQ86];[.AL86]=[.AR86]))" office:value-type="boolean" office:boolean-value="true" calcext:value-type="boolean">
            <text:p>VRAI</text:p>
          </table:table-cell>
          <table:table-cell table:formula="of:=IF(AND([.AM86]=[.AS86];[.AN86]=[.AT8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rou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ou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sparqldl-08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7]=[.AQ87];[.AL87]=[.AR87]))" office:value-type="boolean" office:boolean-value="true" calcext:value-type="boolean">
            <text:p>VRAI</text:p>
          </table:table-cell>
          <table:table-cell table:formula="of:=IF(AND([.AM87]=[.AS87];[.AN87]=[.AT8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conca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sparqldl-09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88]=[.AQ88];[.AL88]=[.AR88]))" office:value-type="boolean" office:boolean-value="true" calcext:value-type="boolean">
            <text:p>VRAI</text:p>
          </table:table-cell>
          <table:table-cell table:formula="of:=IF(AND([.AM88]=[.AS88];[.AN88]=[.AT8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table:formula="of:=IF(AND([.AK89]=[.AQ89];[.AL89]=[.AR89]))" office:value-type="boolean" office:boolean-value="true" calcext:value-type="boolean">
            <text:p>VRAI</text:p>
          </table:table-cell>
          <table:table-cell table:formula="of:=IF(AND([.AM89]=[.AS89];[.AN89]=[.AT8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ubstri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90]=[.AQ90];[.AL90]=[.AR90]))" office:value-type="boolean" office:boolean-value="true" calcext:value-type="boolean">
            <text:p>VRAI</text:p>
          </table:table-cell>
          <table:table-cell table:formula="of:=IF(AND([.AM90]=[.AS90];[.AN90]=[.AT9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ubstri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xception in thread "main" org.apache.jena.riot.RiotException: Can't expand prefixed name: [PREFIXED_NAME:foo:]</text:p>
          </table:table-cell>
          <table:table-cell/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Exception in thread "main" org.apache.jena.riot.RiotException: Can't expand prefixed name: [PREFIXED_NAME:foo:]</text:p>
          </table:table-cell>
          <table:table-cell/>
          <table:table-cell office:value-type="string" calcext:value-type="string">
            <text:p>entailment/sparqldl-12</text:p>
          </table:table-cell>
          <table:table-cell office:value-type="string" calcext:value-type="string">
            <text:p>Exception in thread "main" org.apache.jena.riot.RiotException: Can't expand prefixed name: [PREFIXED_NAME:foo:]</text:p>
          </table:table-cell>
          <table:table-cell table:number-columns-repeated="3"/>
          <table:table-cell office:value-type="string" calcext:value-type="string">
            <text:p>entailment/sparqldl-12</text:p>
          </table:table-cell>
          <table:table-cell office:value-type="string" calcext:value-type="string">
            <text:p>Exception in thread "main" org.apache.jena.riot.RiotException: Can't expand prefixed name: [PREFIXED_NAME:foo:]</text:p>
          </table:table-cell>
          <table:table-cell table:number-columns-repeated="4"/>
          <table:table-cell office:value-type="string" calcext:value-type="string">
            <text:p>entailment/sparqldl-1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string" calcext:value-type="string">
            <text:p>?</text:p>
          </table:table-cell>
          <table:table-cell table:formula="of:=IF(AND([.AK91]=[.AQ91];[.AL91]=[.AR91]))" office:value-type="boolean" office:boolean-value="false" calcext:value-type="boolean">
            <text:p>FAUX</text:p>
          </table:table-cell>
          <table:table-cell table:formula="of:=IF(AND([.AM91]=[.AS91];[.AN91]=[.AT91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functions/length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ength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IF(AND([.AK92]=[.AQ92];[.AL92]=[.AR92]))" office:value-type="boolean" office:boolean-value="true" calcext:value-type="boolean">
            <text:p>VRAI</text:p>
          </table:table-cell>
          <table:table-cell table:formula="of:=IF(AND([.AM92]=[.AS92];[.AN92]=[.AT9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u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u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lang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93]=[.AQ93];[.AL93]=[.AR93]))" office:value-type="boolean" office:boolean-value="true" calcext:value-type="boolean">
            <text:p>VRAI</text:p>
          </table:table-cell>
          <table:table-cell table:formula="of:=IF(AND([.AM93]=[.AS93];[.AN93]=[.AT9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l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ntailment/parent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94]=[.AQ94];[.AL94]=[.AR94]))" office:value-type="boolean" office:boolean-value="true" calcext:value-type="boolean">
            <text:p>VRAI</text:p>
          </table:table-cell>
          <table:table-cell table:formula="of:=IF(AND([.AM94]=[.AS94];[.AN94]=[.AT9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encod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cod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95]=[.AQ95];[.AL95]=[.AR95]))" office:value-type="boolean" office:boolean-value="true" calcext:value-type="boolean">
            <text:p>VRAI</text:p>
          </table:table-cell>
          <table:table-cell table:formula="of:=IF(AND([.AM95]=[.AS95];[.AN95]=[.AT9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contain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tain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96]=[.AQ96];[.AL96]=[.AR96]))" office:value-type="boolean" office:boolean-value="true" calcext:value-type="boolean">
            <text:p>VRAI</text:p>
          </table:table-cell>
          <table:table-cell table:formula="of:=IF(AND([.AM96]=[.AS96];[.AN96]=[.AT9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art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art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97]=[.AQ97];[.AL97]=[.AR97]))" office:value-type="boolean" office:boolean-value="true" calcext:value-type="boolean">
            <text:p>VRAI</text:p>
          </table:table-cell>
          <table:table-cell table:formula="of:=IF(AND([.AM97]=[.AS97];[.AN97]=[.AT9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end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d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98]=[.AQ98];[.AL98]=[.AR98]))" office:value-type="boolean" office:boolean-value="true" calcext:value-type="boolean">
            <text:p>VRAI</text:p>
          </table:table-cell>
          <table:table-cell table:formula="of:=IF(AND([.AM98]=[.AS98];[.AN98]=[.AT9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plus-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functions/plus-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99]=[.AQ99];[.AL99]=[.AR99]))" office:value-type="boolean" office:boolean-value="true" calcext:value-type="boolean">
            <text:p>VRAI</text:p>
          </table:table-cell>
          <table:table-cell table:formula="of:=IF(AND([.AM99]=[.AS99];[.AN99]=[.AT9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plus-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unctions/plus-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00]=[.AQ100];[.AL100]=[.AR100]))" office:value-type="boolean" office:boolean-value="true" calcext:value-type="boolean">
            <text:p>VRAI</text:p>
          </table:table-cell>
          <table:table-cell table:formula="of:=IF(AND([.AM100]=[.AS100];[.AN100]=[.AT10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md5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IF(AND([.AK101]=[.AQ101];[.AL101]=[.AR101]))" office:value-type="boolean" office:boolean-value="true" calcext:value-type="boolean">
            <text:p>VRAI</text:p>
          </table:table-cell>
          <table:table-cell table:formula="of:=IF(AND([.AM101]=[.AS101];[.AN101]=[.AT10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md5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102]=[.AQ102];[.AL102]=[.AR102]))" office:value-type="boolean" office:boolean-value="true" calcext:value-type="boolean">
            <text:p>VRAI</text:p>
          </table:table-cell>
          <table:table-cell table:formula="of:=IF(AND([.AM102]=[.AS102];[.AN102]=[.AT10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1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103]=[.AQ103];[.AL103]=[.AR103]))" office:value-type="boolean" office:boolean-value="true" calcext:value-type="boolean">
            <text:p>VRAI</text:p>
          </table:table-cell>
          <table:table-cell table:formula="of:=IF(AND([.AM103]=[.AS103];[.AN103]=[.AT10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04]=[.AQ104];[.AL104]=[.AR104]))" office:value-type="boolean" office:boolean-value="true" calcext:value-type="boolean">
            <text:p>VRAI</text:p>
          </table:table-cell>
          <table:table-cell table:formula="of:=IF(AND([.AM104]=[.AS104];[.AN104]=[.AT10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256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05]=[.AQ105];[.AL105]=[.AR105]))" office:value-type="boolean" office:boolean-value="true" calcext:value-type="boolean">
            <text:p>VRAI</text:p>
          </table:table-cell>
          <table:table-cell table:formula="of:=IF(AND([.AM105]=[.AS105];[.AN105]=[.AT10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IF(AND([.AK106]=[.AQ106];[.AL106]=[.AR106]))" office:value-type="boolean" office:boolean-value="true" calcext:value-type="boolean">
            <text:p>VRAI</text:p>
          </table:table-cell>
          <table:table-cell table:formula="of:=IF(AND([.AM106]=[.AS106];[.AN106]=[.AT10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512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107]=[.AQ107];[.AL107]=[.AR107]))" office:value-type="boolean" office:boolean-value="true" calcext:value-type="boolean">
            <text:p>VRAI</text:p>
          </table:table-cell>
          <table:table-cell table:formula="of:=IF(AND([.AM107]=[.AS107];[.AN107]=[.AT10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108]=[.AQ108];[.AL108]=[.AR108]))" office:value-type="boolean" office:boolean-value="true" calcext:value-type="boolean">
            <text:p>VRAI</text:p>
          </table:table-cell>
          <table:table-cell table:formula="of:=IF(AND([.AM108]=[.AS108];[.AN108]=[.AT10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109]=[.AQ109];[.AL109]=[.AR109]))" office:value-type="boolean" office:boolean-value="true" calcext:value-type="boolean">
            <text:p>VRAI</text:p>
          </table:table-cell>
          <table:table-cell table:formula="of:=IF(AND([.AM109]=[.AS109];[.AN109]=[.AT10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10]=[.AQ110];[.AL110]=[.AR110]))" office:value-type="boolean" office:boolean-value="true" calcext:value-type="boolean">
            <text:p>VRAI</text:p>
          </table:table-cell>
          <table:table-cell table:formula="of:=IF(AND([.AM110]=[.AS110];[.AN110]=[.AT11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ists/exists0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exists/exists01</text:p>
          </table:table-cell>
          <table:table-cell table:number-columns-repeated="4" office:value-type="float" office:value="0.4" calcext:value-type="float">
            <text:p>0,4</text:p>
          </table:table-cell>
          <table:table-cell/>
          <table:table-cell office:value-type="string" calcext:value-type="string">
            <text:p>exists/exists01</text:p>
          </table:table-cell>
          <table:table-cell table:number-columns-repeated="4" office:value-type="float" office:value="0.4" calcext:value-type="float">
            <text:p>0,4</text:p>
          </table:table-cell>
          <table:table-cell table:formula="of:=IF(AND([.AK111]=[.AQ111];[.AL111]=[.AR111]))" office:value-type="boolean" office:boolean-value="true" calcext:value-type="boolean">
            <text:p>VRAI</text:p>
          </table:table-cell>
          <table:table-cell table:formula="of:=IF(AND([.AM111]=[.AS111];[.AN111]=[.AT11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yea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yea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xists/exists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xists/exists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12]=[.AQ112];[.AL112]=[.AR112]))" office:value-type="boolean" office:boolean-value="true" calcext:value-type="boolean">
            <text:p>VRAI</text:p>
          </table:table-cell>
          <table:table-cell table:formula="of:=IF(AND([.AM112]=[.AS112];[.AN112]=[.AT11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/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/>
          <table:table-cell office:value-type="string" calcext:value-type="string">
            <text:p>exists/exists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/>
          <table:table-cell office:value-type="string" calcext:value-type="string">
            <text:p>exists/exists0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 table:number-columns-repeated="3"/>
          <table:table-cell office:value-type="string" calcext:value-type="string">
            <text:p>exists/exists0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 table:number-columns-repeated="4"/>
          <table:table-cell office:value-type="string" calcext:value-type="string">
            <text:p>exists/exists03</text:p>
          </table:table-cell>
          <table:table-cell office:value-type="string" calcext:value-type="string">
            <text:p>Exception in thread "main" org.apache.jena.sparql.ARQInternalErrorException: Dataset does not contains the named graph &lt;file:///home/runner/Documents/M1_ALMA/Stage/room/exists02.ttl&gt;</text:p>
          </table:table-cell>
          <table:table-cell table:number-columns-repeated="3"/>
          <table:table-cell table:formula="of:=IF(AND([.AK113]=[.AQ113];[.AL113]=[.AR113]))" office:value-type="boolean" office:boolean-value="true" calcext:value-type="boolean">
            <text:p>VRAI</text:p>
          </table:table-cell>
          <table:table-cell table:formula="of:=IF(AND([.AM113]=[.AS113];[.AN113]=[.AT11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exists/exists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exists/exists0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14]=[.AQ114];[.AL114]=[.AR114]))" office:value-type="boolean" office:boolean-value="true" calcext:value-type="boolean">
            <text:p>VRAI</text:p>
          </table:table-cell>
          <table:table-cell table:formula="of:=IF(AND([.AM114]=[.AS114];[.AN114]=[.AT11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timezon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imezon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/>
          <table:table-cell office:value-type="string" calcext:value-type="string">
            <text:p>exists/exists05</text:p>
          </table:table-cell>
          <table:table-cell table:number-columns-repeated="4" office:value-type="float" office:value="0.33" calcext:value-type="float">
            <text:p>0,33</text:p>
          </table:table-cell>
          <table:table-cell table:formula="of:=IF(AND([.AK115]=[.AQ115];[.AL115]=[.AR115]))" office:value-type="boolean" office:boolean-value="true" calcext:value-type="boolean">
            <text:p>VRAI</text:p>
          </table:table-cell>
          <table:table-cell table:formula="of:=IF(AND([.AM115]=[.AS115];[.AN115]=[.AT11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tz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z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d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d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trd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116]=[.AQ116];[.AL116]=[.AR116]))" office:value-type="boolean" office:boolean-value="true" calcext:value-type="boolean">
            <text:p>VRAI</text:p>
          </table:table-cell>
          <table:table-cell table:formula="of:=IF(AND([.AM116]=[.AS116];[.AN116]=[.AT11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bnode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bnode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strd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dt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dt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trdt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117]=[.AQ117];[.AL117]=[.AR117]))" office:value-type="boolean" office:boolean-value="true" calcext:value-type="boolean">
            <text:p>VRAI</text:p>
          </table:table-cell>
          <table:table-cell table:formula="of:=IF(AND([.AM117]=[.AS117];[.AN117]=[.AT11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dt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dt03</text:p>
          </table:table-cell>
          <table:table-cell table:number-columns-repeated="2" office:value-type="float" office:value="0.88" calcext:value-type="float">
            <text:p>0,8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trdt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dt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trdt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trdt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strdt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table:formula="of:=IF(AND([.AK118]=[.AQ118];[.AL118]=[.AR118]))" office:value-type="boolean" office:boolean-value="true" calcext:value-type="boolean">
            <text:p>VRAI</text:p>
          </table:table-cell>
          <table:table-cell table:formula="of:=IF(AND([.AM118]=[.AS118];[.AN118]=[.AT11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la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la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trla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119]=[.AQ119];[.AL119]=[.AR119]))" office:value-type="boolean" office:boolean-value="true" calcext:value-type="boolean">
            <text:p>VRAI</text:p>
          </table:table-cell>
          <table:table-cell table:formula="of:=IF(AND([.AM119]=[.AS119];[.AN119]=[.AT11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la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la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trla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120]=[.AQ120];[.AL120]=[.AR120]))" office:value-type="boolean" office:boolean-value="true" calcext:value-type="boolean">
            <text:p>VRAI</text:p>
          </table:table-cell>
          <table:table-cell table:formula="of:=IF(AND([.AM120]=[.AS120];[.AN120]=[.AT12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lang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lang03</text:p>
          </table:table-cell>
          <table:table-cell table:number-columns-repeated="2" office:value-type="float" office:value="0.88" calcext:value-type="float">
            <text:p>0,8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trlang03</text:p>
          </table:table-cell>
          <table:table-cell table:number-columns-repeated="4" office:value-type="float" office:value="0.88" calcext:value-type="float">
            <text:p>0,88</text:p>
          </table:table-cell>
          <table:table-cell office:value-type="string" calcext:value-type="string">
            <text:p>functions/strlang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trlang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trlang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strlang03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37" calcext:value-type="float">
            <text:p>0,37</text:p>
          </table:table-cell>
          <table:table-cell office:value-type="float" office:value="0.16" calcext:value-type="float">
            <text:p>0,16</text:p>
          </table:table-cell>
          <table:table-cell table:formula="of:=IF(AND([.AK121]=[.AQ121];[.AL121]=[.AR121]))" office:value-type="boolean" office:boolean-value="true" calcext:value-type="boolean">
            <text:p>VRAI</text:p>
          </table:table-cell>
          <table:table-cell table:formula="of:=IF(AND([.AM121]=[.AS121];[.AN121]=[.AT12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snumeric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snumeric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snumeric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snumeric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functions/isnumeric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functions/isnumeric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string" calcext:value-type="string">
            <text:p>functions/isnumeric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8" calcext:value-type="float">
            <text:p>0,28</text:p>
          </table:table-cell>
          <table:table-cell table:formula="of:=IF(AND([.AK122]=[.AQ122];[.AL122]=[.AR122]))" office:value-type="boolean" office:boolean-value="true" calcext:value-type="boolean">
            <text:p>VRAI</text:p>
          </table:table-cell>
          <table:table-cell table:formula="of:=IF(AND([.AM122]=[.AS122];[.AN122]=[.AT12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ab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ab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ab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ab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unctions/ab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formula="of:=IF(AND([.AK123]=[.AQ123];[.AL123]=[.AR123]))" office:value-type="boolean" office:boolean-value="true" calcext:value-type="boolean">
            <text:p>VRAI</text:p>
          </table:table-cell>
          <table:table-cell table:formula="of:=IF(AND([.AM123]=[.AS123];[.AN123]=[.AT12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ei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ei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ei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ei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cei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cei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unctions/cei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IF(AND([.AK124]=[.AQ124];[.AL124]=[.AR124]))" office:value-type="boolean" office:boolean-value="true" calcext:value-type="boolean">
            <text:p>VRAI</text:p>
          </table:table-cell>
          <table:table-cell table:formula="of:=IF(AND([.AM124]=[.AS124];[.AN124]=[.AT12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floo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floo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floo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floor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floor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floor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unctions/floor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IF(AND([.AK125]=[.AQ125];[.AL125]=[.AR125]))" office:value-type="boolean" office:boolean-value="true" calcext:value-type="boolean">
            <text:p>VRAI</text:p>
          </table:table-cell>
          <table:table-cell table:formula="of:=IF(AND([.AM125]=[.AS125];[.AN125]=[.AT12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ou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ou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ou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ou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rou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functions/rou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unctions/rou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table:formula="of:=IF(AND([.AK126]=[.AQ126];[.AL126]=[.AR126]))" office:value-type="boolean" office:boolean-value="true" calcext:value-type="boolean">
            <text:p>VRAI</text:p>
          </table:table-cell>
          <table:table-cell table:formula="of:=IF(AND([.AM126]=[.AS126];[.AN126]=[.AT12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conca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conca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concat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27]=[.AQ127];[.AL127]=[.AR127]))" office:value-type="boolean" office:boolean-value="true" calcext:value-type="boolean">
            <text:p>VRAI</text:p>
          </table:table-cell>
          <table:table-cell table:formula="of:=IF(AND([.AM127]=[.AS127];[.AN127]=[.AT12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concat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28]=[.AQ128];[.AL128]=[.AR128]))" office:value-type="boolean" office:boolean-value="true" calcext:value-type="boolean">
            <text:p>VRAI</text:p>
          </table:table-cell>
          <table:table-cell table:formula="of:=IF(AND([.AM128]=[.AS128];[.AN128]=[.AT12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substring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substri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substri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substring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IF(AND([.AK129]=[.AQ129];[.AL129]=[.AR129]))" office:value-type="boolean" office:boolean-value="true" calcext:value-type="boolean">
            <text:p>VRAI</text:p>
          </table:table-cell>
          <table:table-cell table:formula="of:=IF(AND([.AM129]=[.AS129];[.AN129]=[.AT12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substring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ubstri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substri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substri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substring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IF(AND([.AK130]=[.AQ130];[.AL130]=[.AR130]))" office:value-type="boolean" office:boolean-value="true" calcext:value-type="boolean">
            <text:p>VRAI</text:p>
          </table:table-cell>
          <table:table-cell table:formula="of:=IF(AND([.AM130]=[.AS130];[.AN130]=[.AT13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ength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engt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length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engt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lengt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lengt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length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IF(AND([.AK131]=[.AQ131];[.AL131]=[.AR131]))" office:value-type="boolean" office:boolean-value="true" calcext:value-type="boolean">
            <text:p>VRAI</text:p>
          </table:table-cell>
          <table:table-cell table:formula="of:=IF(AND([.AM131]=[.AS131];[.AN131]=[.AT13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u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u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u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u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u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u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u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IF(AND([.AK132]=[.AQ132];[.AL132]=[.AR132]))" office:value-type="boolean" office:boolean-value="true" calcext:value-type="boolean">
            <text:p>VRAI</text:p>
          </table:table-cell>
          <table:table-cell table:formula="of:=IF(AND([.AM132]=[.AS132];[.AN132]=[.AT13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lcas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l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l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functions/l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lcas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table:formula="of:=IF(AND([.AK133]=[.AQ133];[.AL133]=[.AR133]))" office:value-type="boolean" office:boolean-value="true" calcext:value-type="boolean">
            <text:p>VRAI</text:p>
          </table:table-cell>
          <table:table-cell table:formula="of:=IF(AND([.AM133]=[.AS133];[.AN133]=[.AT13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cod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cod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5" calcext:value-type="float">
            <text:p>0,55</text:p>
          </table:table-cell>
          <table:table-cell office:value-type="string" calcext:value-type="string">
            <text:p>functions/encod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cod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encod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functions/encod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functions/encod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table:formula="of:=IF(AND([.AK134]=[.AQ134];[.AL134]=[.AR134]))" office:value-type="boolean" office:boolean-value="true" calcext:value-type="boolean">
            <text:p>VRAI</text:p>
          </table:table-cell>
          <table:table-cell table:formula="of:=IF(AND([.AM134]=[.AS134];[.AN134]=[.AT13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tain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tain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tain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contain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contain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contain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unctions/contain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formula="of:=IF(AND([.AK135]=[.AQ135];[.AL135]=[.AR135]))" office:value-type="boolean" office:boolean-value="true" calcext:value-type="boolean">
            <text:p>VRAI</text:p>
          </table:table-cell>
          <table:table-cell table:formula="of:=IF(AND([.AM135]=[.AS135];[.AN135]=[.AT13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art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arts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unctions/start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art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start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start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unctions/start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formula="of:=IF(AND([.AK136]=[.AQ136];[.AL136]=[.AR136]))" office:value-type="boolean" office:boolean-value="true" calcext:value-type="boolean">
            <text:p>VRAI</text:p>
          </table:table-cell>
          <table:table-cell table:formula="of:=IF(AND([.AM136]=[.AS136];[.AN136]=[.AT13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d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d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ds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end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end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end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ends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table:formula="of:=IF(AND([.AK137]=[.AQ137];[.AL137]=[.AR137]))" office:value-type="boolean" office:boolean-value="true" calcext:value-type="boolean">
            <text:p>VRAI</text:p>
          </table:table-cell>
          <table:table-cell table:formula="of:=IF(AND([.AM137]=[.AS137];[.AN137]=[.AT13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plus-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functions/plus-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functions/plus-1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functions/plus-1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functions/plus-1</text:p>
          </table:table-cell>
          <table:table-cell table:number-columns-repeated="4" office:value-type="float" office:value="0.8" calcext:value-type="float">
            <text:p>0,8</text:p>
          </table:table-cell>
          <table:table-cell office:value-type="string" calcext:value-type="string">
            <text:p>functions/plus-1</text:p>
          </table:table-cell>
          <table:table-cell table:number-columns-repeated="4" office:value-type="float" office:value="0.8" calcext:value-type="float">
            <text:p>0,8</text:p>
          </table:table-cell>
          <table:table-cell/>
          <table:table-cell office:value-type="string" calcext:value-type="string">
            <text:p>functions/plus-1</text:p>
          </table:table-cell>
          <table:table-cell table:number-columns-repeated="4" office:value-type="float" office:value="0.8" calcext:value-type="float">
            <text:p>0,8</text:p>
          </table:table-cell>
          <table:table-cell table:formula="of:=IF(AND([.AK138]=[.AQ138];[.AL138]=[.AR138]))" office:value-type="boolean" office:boolean-value="true" calcext:value-type="boolean">
            <text:p>VRAI</text:p>
          </table:table-cell>
          <table:table-cell table:formula="of:=IF(AND([.AM138]=[.AS138];[.AN138]=[.AT13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plus-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unctions/plus-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functions/plus-2</text:p>
          </table:table-cell>
          <table:table-cell table:number-columns-repeated="4" office:value-type="float" office:value="0.3" calcext:value-type="float">
            <text:p>0,3</text:p>
          </table:table-cell>
          <table:table-cell office:value-type="string" calcext:value-type="string">
            <text:p>functions/plus-2</text:p>
          </table:table-cell>
          <table:table-cell table:number-columns-repeated="4" office:value-type="float" office:value="0.3" calcext:value-type="float">
            <text:p>0,3</text:p>
          </table:table-cell>
          <table:table-cell office:value-type="string" calcext:value-type="string">
            <text:p>functions/plus-2</text:p>
          </table:table-cell>
          <table:table-cell table:number-columns-repeated="4" office:value-type="float" office:value="0.3" calcext:value-type="float">
            <text:p>0,3</text:p>
          </table:table-cell>
          <table:table-cell office:value-type="string" calcext:value-type="string">
            <text:p>functions/plus-2</text:p>
          </table:table-cell>
          <table:table-cell table:number-columns-repeated="4" office:value-type="float" office:value="0.3" calcext:value-type="float">
            <text:p>0,3</text:p>
          </table:table-cell>
          <table:table-cell/>
          <table:table-cell office:value-type="string" calcext:value-type="string">
            <text:p>functions/plus-2</text:p>
          </table:table-cell>
          <table:table-cell table:number-columns-repeated="4" office:value-type="float" office:value="0.3" calcext:value-type="float">
            <text:p>0,3</text:p>
          </table:table-cell>
          <table:table-cell table:formula="of:=IF(AND([.AK139]=[.AQ139];[.AL139]=[.AR139]))" office:value-type="boolean" office:boolean-value="true" calcext:value-type="boolean">
            <text:p>VRAI</text:p>
          </table:table-cell>
          <table:table-cell table:formula="of:=IF(AND([.AM139]=[.AS139];[.AN139]=[.AT13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md5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md5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md5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md5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40]=[.AQ140];[.AL140]=[.AR140]))" office:value-type="boolean" office:boolean-value="true" calcext:value-type="boolean">
            <text:p>VRAI</text:p>
          </table:table-cell>
          <table:table-cell table:formula="of:=IF(AND([.AM140]=[.AS140];[.AN140]=[.AT14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md5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md5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md5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md5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md5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41]=[.AQ141];[.AL141]=[.AR141]))" office:value-type="boolean" office:boolean-value="true" calcext:value-type="boolean">
            <text:p>VRAI</text:p>
          </table:table-cell>
          <table:table-cell table:formula="of:=IF(AND([.AM141]=[.AS141];[.AN141]=[.AT14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unctions/sha1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1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ha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42]=[.AQ142];[.AL142]=[.AR142]))" office:value-type="boolean" office:boolean-value="true" calcext:value-type="boolean">
            <text:p>VRAI</text:p>
          </table:table-cell>
          <table:table-cell table:formula="of:=IF(AND([.AM142]=[.AS142];[.AN142]=[.AT14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ha1-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43]=[.AQ143];[.AL143]=[.AR143]))" office:value-type="boolean" office:boolean-value="true" calcext:value-type="boolean">
            <text:p>VRAI</text:p>
          </table:table-cell>
          <table:table-cell table:formula="of:=IF(AND([.AM143]=[.AS143];[.AN143]=[.AT14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unctions/sha256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256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256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256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ha256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44]=[.AQ144];[.AL144]=[.AR144]))" office:value-type="boolean" office:boolean-value="true" calcext:value-type="boolean">
            <text:p>VRAI</text:p>
          </table:table-cell>
          <table:table-cell table:formula="of:=IF(AND([.AM144]=[.AS144];[.AN144]=[.AT14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ubsetByExc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ubsetByExc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ha256-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45]=[.AQ145];[.AL145]=[.AR145]))" office:value-type="boolean" office:boolean-value="true" calcext:value-type="boolean">
            <text:p>VRAI</text:p>
          </table:table-cell>
          <table:table-cell table:formula="of:=IF(AND([.AM145]=[.AS145];[.AN145]=[.AT14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512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512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ha512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functions/sha512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146]=[.AQ146];[.AL146]=[.AR146]))" office:value-type="boolean" office:boolean-value="true" calcext:value-type="boolean">
            <text:p>VRAI</text:p>
          </table:table-cell>
          <table:table-cell table:formula="of:=IF(AND([.AM146]=[.AS146];[.AN146]=[.AT14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ha512-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47]=[.AQ147];[.AL147]=[.AR147]))" office:value-type="boolean" office:boolean-value="true" calcext:value-type="boolean">
            <text:p>VRAI</text:p>
          </table:table-cell>
          <table:table-cell table:formula="of:=IF(AND([.AM147]=[.AS147];[.AN147]=[.AT14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hour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hour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hour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hour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hour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48]=[.AQ148];[.AL148]=[.AR148]))" office:value-type="boolean" office:boolean-value="true" calcext:value-type="boolean">
            <text:p>VRAI</text:p>
          </table:table-cell>
          <table:table-cell table:formula="of:=IF(AND([.AM148]=[.AS148];[.AN148]=[.AT14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ubset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minutes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minute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minute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minute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minutes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49]=[.AQ149];[.AL149]=[.AR149]))" office:value-type="boolean" office:boolean-value="true" calcext:value-type="boolean">
            <text:p>VRAI</text:p>
          </table:table-cell>
          <table:table-cell table:formula="of:=IF(AND([.AM149]=[.AS149];[.AN149]=[.AT14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seconds-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seconds-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econds-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seconds-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seconds-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0]=[.AQ150];[.AL150]=[.AR150]))" office:value-type="boolean" office:boolean-value="true" calcext:value-type="boolean">
            <text:p>VRAI</text:p>
          </table:table-cell>
          <table:table-cell table:formula="of:=IF(AND([.AM150]=[.AS150];[.AN150]=[.AT15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subset-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negation/subset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functions/yea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yea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year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year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year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year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year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1]=[.AQ151];[.AL151]=[.AR151]))" office:value-type="boolean" office:boolean-value="true" calcext:value-type="boolean">
            <text:p>VRAI</text:p>
          </table:table-cell>
          <table:table-cell table:formula="of:=IF(AND([.AM151]=[.AS151];[.AN151]=[.AT15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functions/month-01</text:p>
          </table:table-cell>
          <table:table-cell table:number-columns-repeated="4" office:value-type="float" office:value="0.5" calcext:value-type="float">
            <text:p>0,5</text:p>
          </table:table-cell>
          <table:table-cell office:value-type="string" calcext:value-type="string">
            <text:p>functions/month-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month-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month-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month-0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2]=[.AQ152];[.AL152]=[.AR152]))" office:value-type="boolean" office:boolean-value="true" calcext:value-type="boolean">
            <text:p>VRAI</text:p>
          </table:table-cell>
          <table:table-cell table:formula="of:=IF(AND([.AM152]=[.AS152];[.AN152]=[.AT15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exists-02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string" calcext:value-type="string">
            <text:p>negation/exists-02</text:p>
          </table:table-cell>
          <table:table-cell table:number-columns-repeated="4" office:value-type="float" office:value="0.37" calcext:value-type="float">
            <text:p>0,37</text:p>
          </table:table-cell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day-01</text:p>
          </table:table-cell>
          <table:table-cell table:number-columns-repeated="4" office:value-type="float" office:value="0.83" calcext:value-type="float">
            <text:p>0,83</text:p>
          </table:table-cell>
          <table:table-cell office:value-type="string" calcext:value-type="string">
            <text:p>functions/day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day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day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day-01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3]=[.AQ153];[.AL153]=[.AR153]))" office:value-type="boolean" office:boolean-value="true" calcext:value-type="boolean">
            <text:p>VRAI</text:p>
          </table:table-cell>
          <table:table-cell table:formula="of:=IF(AND([.AM153]=[.AS153];[.AN153]=[.AT15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s/timezon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imezon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imezone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imezon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timezon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timezon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timezone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4]=[.AQ154];[.AL154]=[.AR154]))" office:value-type="boolean" office:boolean-value="true" calcext:value-type="boolean">
            <text:p>VRAI</text:p>
          </table:table-cell>
          <table:table-cell table:formula="of:=IF(AND([.AM154]=[.AS154];[.AN154]=[.AT15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tz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z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z-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tz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tz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tz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tz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formula="of:=IF(AND([.AK155]=[.AQ155];[.AL155]=[.AR155]))" office:value-type="boolean" office:boolean-value="true" calcext:value-type="boolean">
            <text:p>VRAI</text:p>
          </table:table-cell>
          <table:table-cell table:formula="of:=IF(AND([.AM155]=[.AS155];[.AN155]=[.AT15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bnode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bnode01</text:p>
          </table:table-cell>
          <table:table-cell table:number-columns-repeated="4" office:value-type="float" office:value="0.33" calcext:value-type="float">
            <text:p>0,33</text:p>
          </table:table-cell>
          <table:table-cell office:value-type="string" calcext:value-type="string">
            <text:p>functions/bnode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functions/bnode0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functions/bnode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functions/bnode01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formula="of:=IF(AND([.AK156]=[.AQ156];[.AL156]=[.AR156]))" office:value-type="boolean" office:boolean-value="true" calcext:value-type="boolean">
            <text:p>VRAI</text:p>
          </table:table-cell>
          <table:table-cell table:formula="of:=IF(AND([.AM156]=[.AS156];[.AN156]=[.AT15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in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57]=[.AQ157];[.AL157]=[.AR157]))" office:value-type="boolean" office:boolean-value="true" calcext:value-type="boolean">
            <text:p>VRAI</text:p>
          </table:table-cell>
          <table:table-cell table:formula="of:=IF(AND([.AM157]=[.AS157];[.AN157]=[.AT15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n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in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 table:formula="of:=IF(AND([.AK158]=[.AQ158];[.AL158]=[.AR158]))" office:value-type="boolean" office:boolean-value="true" calcext:value-type="boolean">
            <text:p>VRAI</text:p>
          </table:table-cell>
          <table:table-cell table:formula="of:=IF(AND([.AM158]=[.AS158];[.AN158]=[.AT15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notin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59]=[.AQ159];[.AL159]=[.AR159]))" office:value-type="boolean" office:boolean-value="true" calcext:value-type="boolean">
            <text:p>VRAI</text:p>
          </table:table-cell>
          <table:table-cell table:formula="of:=IF(AND([.AM159]=[.AS159];[.AN159]=[.AT15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tin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notin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" calcext:value-type="float">
            <text:p>0,5</text:p>
          </table:table-cell>
          <table:table-cell table:formula="of:=IF(AND([.AK160]=[.AQ160];[.AL160]=[.AR160]))" office:value-type="boolean" office:boolean-value="true" calcext:value-type="boolean">
            <text:p>VRAI</text:p>
          </table:table-cell>
          <table:table-cell table:formula="of:=IF(AND([.AM160]=[.AS160];[.AN160]=[.AT16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now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now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61]=[.AQ161];[.AL161]=[.AR161]))" office:value-type="boolean" office:boolean-value="true" calcext:value-type="boolean">
            <text:p>VRAI</text:p>
          </table:table-cell>
          <table:table-cell table:formula="of:=IF(AND([.AM161]=[.AS161];[.AN161]=[.AT16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a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rand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162]=[.AQ162];[.AL162]=[.AR162]))" office:value-type="boolean" office:boolean-value="true" calcext:value-type="boolean">
            <text:p>VRAI</text:p>
          </table:table-cell>
          <table:table-cell table:formula="of:=IF(AND([.AM162]=[.AS162];[.AN162]=[.AT16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bnode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63]=[.AQ163];[.AL163]=[.AR163]))" office:value-type="boolean" office:boolean-value="true" calcext:value-type="boolean">
            <text:p>VRAI</text:p>
          </table:table-cell>
          <table:table-cell table:formula="of:=IF(AND([.AM163]=[.AS163];[.AN163]=[.AT16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/>
          <table:table-cell office:value-type="string" calcext:value-type="string">
            <text:p>functions/iri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table:formula="of:=IF(AND([.AK164]=[.AQ164];[.AL164]=[.AR164]))" office:value-type="boolean" office:boolean-value="true" calcext:value-type="boolean">
            <text:p>VRAI</text:p>
          </table:table-cell>
          <table:table-cell table:formula="of:=IF(AND([.AM164]=[.AS164];[.AN164]=[.AT16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if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65]=[.AQ165];[.AL165]=[.AR165]))" office:value-type="boolean" office:boolean-value="true" calcext:value-type="boolean">
            <text:p>VRAI</text:p>
          </table:table-cell>
          <table:table-cell table:formula="of:=IF(AND([.AM165]=[.AS165];[.AN165]=[.AT16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if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66]=[.AQ166];[.AL166]=[.AR166]))" office:value-type="boolean" office:boolean-value="true" calcext:value-type="boolean">
            <text:p>VRAI</text:p>
          </table:table-cell>
          <table:table-cell table:formula="of:=IF(AND([.AM166]=[.AS166];[.AN166]=[.AT16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functions/coalesce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functions/coalesc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67]=[.AQ167];[.AL167]=[.AR167]))" office:value-type="boolean" office:boolean-value="true" calcext:value-type="boolean">
            <text:p>VRAI</text:p>
          </table:table-cell>
          <table:table-cell table:formula="of:=IF(AND([.AM167]=[.AS167];[.AN167]=[.AT167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68]=[.AQ168];[.AL168]=[.AR168]))" office:value-type="boolean" office:boolean-value="true" calcext:value-type="boolean">
            <text:p>VRAI</text:p>
          </table:table-cell>
          <table:table-cell table:formula="of:=IF(AND([.AM168]=[.AS168];[.AN168]=[.AT16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before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69]=[.AQ169];[.AL169]=[.AR169]))" office:value-type="boolean" office:boolean-value="true" calcext:value-type="boolean">
            <text:p>VRAI</text:p>
          </table:table-cell>
          <table:table-cell table:formula="of:=IF(AND([.AM169]=[.AS169];[.AN169]=[.AT16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before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0]=[.AQ170];[.AL170]=[.AR170]))" office:value-type="boolean" office:boolean-value="true" calcext:value-type="boolean">
            <text:p>VRAI</text:p>
          </table:table-cell>
          <table:table-cell table:formula="of:=IF(AND([.AM170]=[.AS170];[.AN170]=[.AT17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1]=[.AQ171];[.AL171]=[.AR171]))" office:value-type="boolean" office:boolean-value="true" calcext:value-type="boolean">
            <text:p>VRAI</text:p>
          </table:table-cell>
          <table:table-cell table:formula="of:=IF(AND([.AM171]=[.AS171];[.AN171]=[.AT17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after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2]=[.AQ172];[.AL172]=[.AR172]))" office:value-type="boolean" office:boolean-value="true" calcext:value-type="boolean">
            <text:p>VRAI</text:p>
          </table:table-cell>
          <table:table-cell table:formula="of:=IF(AND([.AM172]=[.AS172];[.AN172]=[.AT17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strafter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3]=[.AQ173];[.AL173]=[.AR173]))" office:value-type="boolean" office:boolean-value="true" calcext:value-type="boolean">
            <text:p>VRAI</text:p>
          </table:table-cell>
          <table:table-cell table:formula="of:=IF(AND([.AM173]=[.AS173];[.AN173]=[.AT17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replace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4]=[.AQ174];[.AL174]=[.AR174]))" office:value-type="boolean" office:boolean-value="true" calcext:value-type="boolean">
            <text:p>VRAI</text:p>
          </table:table-cell>
          <table:table-cell table:formula="of:=IF(AND([.AM174]=[.AS174];[.AN174]=[.AT17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replace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5]=[.AQ175];[.AL175]=[.AR175]))" office:value-type="boolean" office:boolean-value="true" calcext:value-type="boolean">
            <text:p>VRAI</text:p>
          </table:table-cell>
          <table:table-cell table:formula="of:=IF(AND([.AM175]=[.AS175];[.AN175]=[.AT17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functions/replace0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6]=[.AQ176];[.AL176]=[.AR176]))" office:value-type="boolean" office:boolean-value="true" calcext:value-type="boolean">
            <text:p>VRAI</text:p>
          </table:table-cell>
          <table:table-cell table:formula="of:=IF(AND([.AM176]=[.AS176];[.AN176]=[.AT17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4"/>
          <table:table-cell office:value-type="string" calcext:value-type="string">
            <text:p>functions/uuid01</text:p>
          </table:table-cell>
          <table:table-cell table:number-columns-repeated="5"/>
          <table:table-cell office:value-type="string" calcext:value-type="string">
            <text:p>functions/uuid01</text:p>
          </table:table-cell>
          <table:table-cell table:number-columns-repeated="4"/>
          <table:table-cell table:formula="of:=IF(AND([.AK177]=[.AQ177];[.AL177]=[.AR177]))" office:value-type="boolean" office:boolean-value="true" calcext:value-type="boolean">
            <text:p>VRAI</text:p>
          </table:table-cell>
          <table:table-cell table:formula="of:=IF(AND([.AM177]=[.AS177];[.AN177]=[.AT17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4"/>
          <table:table-cell office:value-type="string" calcext:value-type="string">
            <text:p>functions/struuid01</text:p>
          </table:table-cell>
          <table:table-cell table:number-columns-repeated="5"/>
          <table:table-cell office:value-type="string" calcext:value-type="string">
            <text:p>functions/struuid01</text:p>
          </table:table-cell>
          <table:table-cell table:number-columns-repeated="4"/>
          <table:table-cell table:formula="of:=IF(AND([.AK178]=[.AQ178];[.AL178]=[.AR178]))" office:value-type="boolean" office:boolean-value="true" calcext:value-type="boolean">
            <text:p>VRAI</text:p>
          </table:table-cell>
          <table:table-cell table:formula="of:=IF(AND([.AM178]=[.AS178];[.AN178]=[.AT17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grouping/group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79]=[.AQ179];[.AL179]=[.AR179]))" office:value-type="boolean" office:boolean-value="true" calcext:value-type="boolean">
            <text:p>VRAI</text:p>
          </table:table-cell>
          <table:table-cell table:formula="of:=IF(AND([.AM179]=[.AS179];[.AN179]=[.AT17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grouping/group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80]=[.AQ180];[.AL180]=[.AR180]))" office:value-type="boolean" office:boolean-value="true" calcext:value-type="boolean">
            <text:p>VRAI</text:p>
          </table:table-cell>
          <table:table-cell table:formula="of:=IF(AND([.AM180]=[.AS180];[.AN180]=[.AT18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ouping/group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81]=[.AQ181];[.AL181]=[.AR181]))" office:value-type="boolean" office:boolean-value="true" calcext:value-type="boolean">
            <text:p>VRAI</text:p>
          </table:table-cell>
          <table:table-cell table:formula="of:=IF(AND([.AM181]=[.AS181];[.AN181]=[.AT181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grouping/group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ouping/group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82]=[.AQ182];[.AL182]=[.AR182]))" office:value-type="boolean" office:boolean-value="true" calcext:value-type="boolean">
            <text:p>VRAI</text:p>
          </table:table-cell>
          <table:table-cell table:formula="of:=IF(AND([.AM182]=[.AS182];[.AN182]=[.AT182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grouping/group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grouping/group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83]=[.AQ183];[.AL183]=[.AR183]))" office:value-type="boolean" office:boolean-value="true" calcext:value-type="boolean">
            <text:p>VRAI</text:p>
          </table:table-cell>
          <table:table-cell table:formula="of:=IF(AND([.AM183]=[.AS183];[.AN183]=[.AT183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egation/subsetByExc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ubsetByExc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ubsetByExcl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ubsetByExcl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negation/subsetByExcl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84]=[.AQ184];[.AL184]=[.AR184]))" office:value-type="boolean" office:boolean-value="true" calcext:value-type="boolean">
            <text:p>VRAI</text:p>
          </table:table-cell>
          <table:table-cell table:formula="of:=IF(AND([.AM184]=[.AS184];[.AN184]=[.AT18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negation/subsetByExcl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85]=[.AQ185];[.AL185]=[.AR185]))" office:value-type="boolean" office:boolean-value="true" calcext:value-type="boolean">
            <text:p>VRAI</text:p>
          </table:table-cell>
          <table:table-cell table:formula="of:=IF(AND([.AM185]=[.AS185];[.AN185]=[.AT18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temporalProximity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negation/temporalProximity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negation/temporalProximity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negation/temporalProximity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86]=[.AQ186];[.AL186]=[.AR186]))" office:value-type="boolean" office:boolean-value="true" calcext:value-type="boolean">
            <text:p>VRAI</text:p>
          </table:table-cell>
          <table:table-cell table:formula="of:=IF(AND([.AM186]=[.AS186];[.AN186]=[.AT18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negation/subset-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negation/subset-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gation/subset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IF(AND([.AK187]=[.AQ187];[.AL187]=[.AR187]))" office:value-type="boolean" office:boolean-value="true" calcext:value-type="boolean">
            <text:p>VRAI</text:p>
          </table:table-cell>
          <table:table-cell table:formula="of:=IF(AND([.AM187]=[.AS187];[.AN187]=[.AT18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negation/subset-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negation/subset-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negation/subset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ubset-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/>
          <table:table-cell office:value-type="string" calcext:value-type="string">
            <text:p>negation/subset-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  <table:table-cell table:formula="of:=IF(AND([.AK188]=[.AQ188];[.AL188]=[.AR188]))" office:value-type="boolean" office:boolean-value="true" calcext:value-type="boolean">
            <text:p>VRAI</text:p>
          </table:table-cell>
          <table:table-cell table:formula="of:=IF(AND([.AM188]=[.AS188];[.AN188]=[.AT18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Not a ResultSet result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Failed when initializing the StAX parsing engine</text:p>
          </table:table-cell>
          <table:table-cell table:number-columns-repeated="3"/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negation/set-equals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table:formula="of:=IF(AND([.AK189]=[.AQ189];[.AL189]=[.AR189]))" office:value-type="boolean" office:boolean-value="true" calcext:value-type="boolean">
            <text:p>VRAI</text:p>
          </table:table-cell>
          <table:table-cell table:formula="of:=IF(AND([.AM189]=[.AS189];[.AN189]=[.AT18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negation/subset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negation/subset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negation/subset-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negation/subset-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negation/subset-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string" calcext:value-type="string">
            <text:p>negation/subset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string" calcext:value-type="string">
            <text:p>negation/subset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table:formula="of:=IF(AND([.AK190]=[.AQ190];[.AL190]=[.AR190]))" office:value-type="boolean" office:boolean-value="true" calcext:value-type="boolean">
            <text:p>VRAI</text:p>
          </table:table-cell>
          <table:table-cell table:formula="of:=IF(AND([.AM190]=[.AS190];[.AN190]=[.AT19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negation/exists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191]=[.AQ191];[.AL191]=[.AR191]))" office:value-type="boolean" office:boolean-value="true" calcext:value-type="boolean">
            <text:p>VRAI</text:p>
          </table:table-cell>
          <table:table-cell table:formula="of:=IF(AND([.AM191]=[.AS191];[.AN191]=[.AT19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exists-02</text:p>
          </table:table-cell>
          <table:table-cell table:number-columns-repeated="4" office:value-type="float" office:value="0.37" calcext:value-type="float">
            <text:p>0,37</text:p>
          </table:table-cell>
          <table:table-cell office:value-type="string" calcext:value-type="string">
            <text:p>negation/exists-02</text:p>
          </table:table-cell>
          <table:table-cell table:number-columns-repeated="4" office:value-type="float" office:value="0.37" calcext:value-type="float">
            <text:p>0,37</text:p>
          </table:table-cell>
          <table:table-cell office:value-type="string" calcext:value-type="string">
            <text:p>negation/exists-02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string" calcext:value-type="string">
            <text:p>negation/exists-02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string" calcext:value-type="string">
            <text:p>negation/exists-02</text:p>
          </table:table-cell>
          <table:table-cell table:number-columns-repeated="2" office:value-type="float" office:value="0.37" calcext:value-type="float">
            <text:p>0,37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string" calcext:value-type="string">
            <text:p>negation/exists-02</text:p>
          </table:table-cell>
          <table:table-cell table:number-columns-repeated="4" office:value-type="float" office:value="0.37" calcext:value-type="float">
            <text:p>0,37</text:p>
          </table:table-cell>
          <table:table-cell/>
          <table:table-cell office:value-type="string" calcext:value-type="string">
            <text:p>negation/exists-02</text:p>
          </table:table-cell>
          <table:table-cell table:number-columns-repeated="4" office:value-type="float" office:value="0.37" calcext:value-type="float">
            <text:p>0,37</text:p>
          </table:table-cell>
          <table:table-cell table:formula="of:=IF(AND([.AK192]=[.AQ192];[.AL192]=[.AR192]))" office:value-type="boolean" office:boolean-value="true" calcext:value-type="boolean">
            <text:p>VRAI</text:p>
          </table:table-cell>
          <table:table-cell table:formula="of:=IF(AND([.AM192]=[.AS192];[.AN192]=[.AT19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gation/full-minue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93]=[.AQ193];[.AL193]=[.AR193]))" office:value-type="boolean" office:boolean-value="true" calcext:value-type="boolean">
            <text:p>VRAI</text:p>
          </table:table-cell>
          <table:table-cell table:formula="of:=IF(AND([.AM193]=[.AS193];[.AN193]=[.AT193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negation/part-minue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194]=[.AQ194];[.AL194]=[.AR194]))" office:value-type="boolean" office:boolean-value="true" calcext:value-type="boolean">
            <text:p>VRAI</text:p>
          </table:table-cell>
          <table:table-cell table:formula="of:=IF(AND([.AM194]=[.AS194];[.AN194]=[.AT194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5]=[.AQ195];[.AL195]=[.AR195]))" office:value-type="boolean" office:boolean-value="true" calcext:value-type="boolean">
            <text:p>VRAI</text:p>
          </table:table-cell>
          <table:table-cell table:formula="of:=IF(AND([.AM195]=[.AS195];[.AN195]=[.AT19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6]=[.AQ196];[.AL196]=[.AR196]))" office:value-type="boolean" office:boolean-value="true" calcext:value-type="boolean">
            <text:p>VRAI</text:p>
          </table:table-cell>
          <table:table-cell table:formula="of:=IF(AND([.AM196]=[.AS196];[.AN196]=[.AT19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7]=[.AQ197];[.AL197]=[.AR197]))" office:value-type="boolean" office:boolean-value="true" calcext:value-type="boolean">
            <text:p>VRAI</text:p>
          </table:table-cell>
          <table:table-cell table:formula="of:=IF(AND([.AM197]=[.AS197];[.AN197]=[.AT19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4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8]=[.AQ198];[.AL198]=[.AR198]))" office:value-type="boolean" office:boolean-value="true" calcext:value-type="boolean">
            <text:p>VRAI</text:p>
          </table:table-cell>
          <table:table-cell table:formula="of:=IF(AND([.AM198]=[.AS198];[.AN198]=[.AT19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5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199]=[.AQ199];[.AL199]=[.AR199]))" office:value-type="boolean" office:boolean-value="true" calcext:value-type="boolean">
            <text:p>VRAI</text:p>
          </table:table-cell>
          <table:table-cell table:formula="of:=IF(AND([.AM199]=[.AS199];[.AN199]=[.AT19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ject-expression/projexp06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00]=[.AQ200];[.AL200]=[.AR200]))" office:value-type="boolean" office:boolean-value="true" calcext:value-type="boolean">
            <text:p>VRAI</text:p>
          </table:table-cell>
          <table:table-cell table:formula="of:=IF(AND([.AM200]=[.AS200];[.AN200]=[.AT20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10"/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ject-expression/projexp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project-expression/projexp0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AND([.AK201]=[.AQ201];[.AL201]=[.AR201]))" office:value-type="boolean" office:boolean-value="true" calcext:value-type="boolean">
            <text:p>VRAI</text:p>
          </table:table-cell>
          <table:table-cell table:formula="of:=IF(AND([.AM201]=[.AS201];[.AN201]=[.AT201]))" office:value-type="boolean" office:boolean-value="false" calcext:value-type="boolean">
            <text:p>FAUX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perty-path/pp0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02]=[.AQ202];[.AL202]=[.AR202]))" office:value-type="boolean" office:boolean-value="true" calcext:value-type="boolean">
            <text:p>VRAI</text:p>
          </table:table-cell>
          <table:table-cell table:formula="of:=IF(AND([.AM202]=[.AS202];[.AN202]=[.AT20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property-path/pp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formula="of:=IF(AND([.AK203]=[.AQ203];[.AL203]=[.AR203]))" office:value-type="boolean" office:boolean-value="true" calcext:value-type="boolean">
            <text:p>VRAI</text:p>
          </table:table-cell>
          <table:table-cell table:formula="of:=IF(AND([.AM203]=[.AS203];[.AN203]=[.AT20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perty-path/pp03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04]=[.AQ204];[.AL204]=[.AR204]))" office:value-type="boolean" office:boolean-value="true" calcext:value-type="boolean">
            <text:p>VRAI</text:p>
          </table:table-cell>
          <table:table-cell table:formula="of:=IF(AND([.AM204]=[.AS204];[.AN204]=[.AT20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4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table:formula="of:=IF(AND([.AK205]=[.AQ205];[.AL205]=[.AR205]))" office:value-type="boolean" office:boolean-value="true" calcext:value-type="boolean">
            <text:p>VRAI</text:p>
          </table:table-cell>
          <table:table-cell table:formula="of:=IF(AND([.AM205]=[.AS205];[.AN205]=[.AT20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4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table:formula="of:=IF(AND([.AK206]=[.AQ206];[.AL206]=[.AR206]))" office:value-type="boolean" office:boolean-value="true" calcext:value-type="boolean">
            <text:p>VRAI</text:p>
          </table:table-cell>
          <table:table-cell table:formula="of:=IF(AND([.AM206]=[.AS206];[.AN206]=[.AT20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5"/>
          <table:table-cell office:value-type="string" calcext:value-type="string">
            <text:p>property-path/pp06</text:p>
          </table:table-cell>
          <table:table-cell table:number-columns-repeated="4"/>
          <table:table-cell table:formula="of:=IF(AND([.AK207]=[.AQ207];[.AL207]=[.AR207]))" office:value-type="boolean" office:boolean-value="true" calcext:value-type="boolean">
            <text:p>VRAI</text:p>
          </table:table-cell>
          <table:table-cell table:formula="of:=IF(AND([.AM207]=[.AS207];[.AN207]=[.AT20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4"/>
          <table:table-cell office:value-type="string" calcext:value-type="string">
            <text:p>property-path/pp06</text:p>
          </table:table-cell>
          <table:table-cell table:number-columns-repeated="5"/>
          <table:table-cell office:value-type="string" calcext:value-type="string">
            <text:p>property-path/pp06</text:p>
          </table:table-cell>
          <table:table-cell table:number-columns-repeated="4"/>
          <table:table-cell table:formula="of:=IF(AND([.AK208]=[.AQ208];[.AL208]=[.AR208]))" office:value-type="boolean" office:boolean-value="true" calcext:value-type="boolean">
            <text:p>VRAI</text:p>
          </table:table-cell>
          <table:table-cell table:formula="of:=IF(AND([.AM208]=[.AS208];[.AN208]=[.AT20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property-path/pp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table:formula="of:=IF(AND([.AK209]=[.AQ209];[.AL209]=[.AR209]))" office:value-type="boolean" office:boolean-value="true" calcext:value-type="boolean">
            <text:p>VRAI</text:p>
          </table:table-cell>
          <table:table-cell table:formula="of:=IF(AND([.AM209]=[.AS209];[.AN209]=[.AT20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perty-path/pp09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10]=[.AQ210];[.AL210]=[.AR210]))" office:value-type="boolean" office:boolean-value="true" calcext:value-type="boolean">
            <text:p>VRAI</text:p>
          </table:table-cell>
          <table:table-cell table:formula="of:=IF(AND([.AM210]=[.AS210];[.AN210]=[.AT21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property-path/p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211]=[.AQ211];[.AL211]=[.AR211]))" office:value-type="boolean" office:boolean-value="true" calcext:value-type="boolean">
            <text:p>VRAI</text:p>
          </table:table-cell>
          <table:table-cell table:formula="of:=IF(AND([.AM211]=[.AS211];[.AN211]=[.AT21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property-path/pp1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12]=[.AQ212];[.AL212]=[.AR212]))" office:value-type="boolean" office:boolean-value="true" calcext:value-type="boolean">
            <text:p>VRAI</text:p>
          </table:table-cell>
          <table:table-cell table:formula="of:=IF(AND([.AM212]=[.AS212];[.AN212]=[.AT21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property-path/pp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formula="of:=IF(AND([.AK213]=[.AQ213];[.AL213]=[.AR213]))" office:value-type="boolean" office:boolean-value="true" calcext:value-type="boolean">
            <text:p>VRAI</text:p>
          </table:table-cell>
          <table:table-cell table:formula="of:=IF(AND([.AM213]=[.AS213];[.AN213]=[.AT21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4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table:formula="of:=IF(AND([.AK214]=[.AQ214];[.AL214]=[.AR214]))" office:value-type="boolean" office:boolean-value="true" calcext:value-type="boolean">
            <text:p>VRAI</text:p>
          </table:table-cell>
          <table:table-cell table:formula="of:=IF(AND([.AM214]=[.AS214];[.AN214]=[.AT21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formula="of:=IF(AND([.AK215]=[.AQ215];[.AL215]=[.AR215]))" office:value-type="boolean" office:boolean-value="true" calcext:value-type="boolean">
            <text:p>VRAI</text:p>
          </table:table-cell>
          <table:table-cell table:formula="of:=IF(AND([.AM215]=[.AS215];[.AN215]=[.AT21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4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table:formula="of:=IF(AND([.AK216]=[.AQ216];[.AL216]=[.AR216]))" office:value-type="boolean" office:boolean-value="true" calcext:value-type="boolean">
            <text:p>VRAI</text:p>
          </table:table-cell>
          <table:table-cell table:formula="of:=IF(AND([.AM216]=[.AS216];[.AN216]=[.AT21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property-path/pp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table:formula="of:=IF(AND([.AK217]=[.AQ217];[.AL217]=[.AR217]))" office:value-type="boolean" office:boolean-value="true" calcext:value-type="boolean">
            <text:p>VRAI</text:p>
          </table:table-cell>
          <table:table-cell table:formula="of:=IF(AND([.AM217]=[.AS217];[.AN217]=[.AT21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table:formula="of:=IF(AND([.AK218]=[.AQ218];[.AL218]=[.AR218]))" office:value-type="boolean" office:boolean-value="true" calcext:value-type="boolean">
            <text:p>VRAI</text:p>
          </table:table-cell>
          <table:table-cell table:formula="of:=IF(AND([.AM218]=[.AS218];[.AN218]=[.AT21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219]=[.AQ219];[.AL219]=[.AR219]))" office:value-type="boolean" office:boolean-value="true" calcext:value-type="boolean">
            <text:p>VRAI</text:p>
          </table:table-cell>
          <table:table-cell table:formula="of:=IF(AND([.AM219]=[.AS219];[.AN219]=[.AT21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4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table:formula="of:=IF(AND([.AK220]=[.AQ220];[.AL220]=[.AR220]))" office:value-type="boolean" office:boolean-value="true" calcext:value-type="boolean">
            <text:p>VRAI</text:p>
          </table:table-cell>
          <table:table-cell table:formula="of:=IF(AND([.AM220]=[.AS220];[.AN220]=[.AT22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table:formula="of:=IF(AND([.AK221]=[.AQ221];[.AL221]=[.AR221]))" office:value-type="boolean" office:boolean-value="true" calcext:value-type="boolean">
            <text:p>VRAI</text:p>
          </table:table-cell>
          <table:table-cell table:formula="of:=IF(AND([.AM221]=[.AS221];[.AN221]=[.AT22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table:formula="of:=IF(AND([.AK222]=[.AQ222];[.AL222]=[.AR222]))" office:value-type="boolean" office:boolean-value="true" calcext:value-type="boolean">
            <text:p>VRAI</text:p>
          </table:table-cell>
          <table:table-cell table:formula="of:=IF(AND([.AM222]=[.AS222];[.AN222]=[.AT22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roperty-path/path-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223]=[.AQ223];[.AL223]=[.AR223]))" office:value-type="boolean" office:boolean-value="true" calcext:value-type="boolean">
            <text:p>VRAI</text:p>
          </table:table-cell>
          <table:table-cell table:formula="of:=IF(AND([.AM223]=[.AS223];[.AN223]=[.AT22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4"/>
          <table:table-cell office:value-type="string" calcext:value-type="string">
            <text:p>property-path/path-3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table:formula="of:=IF(AND([.AK224]=[.AQ224];[.AL224]=[.AR224]))" office:value-type="boolean" office:boolean-value="true" calcext:value-type="boolean">
            <text:p>VRAI</text:p>
          </table:table-cell>
          <table:table-cell table:formula="of:=IF(AND([.AM224]=[.AS224];[.AN224]=[.AT22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4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table:formula="of:=IF(AND([.AK225]=[.AQ225];[.AL225]=[.AR225]))" office:value-type="boolean" office:boolean-value="true" calcext:value-type="boolean">
            <text:p>VRAI</text:p>
          </table:table-cell>
          <table:table-cell table:formula="of:=IF(AND([.AM225]=[.AS225];[.AN225]=[.AT22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01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property-path/path-3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IF(AND([.AK226]=[.AQ226];[.AL226]=[.AR226]))" office:value-type="boolean" office:boolean-value="true" calcext:value-type="boolean">
            <text:p>VRAI</text:p>
          </table:table-cell>
          <table:table-cell table:formula="of:=IF(AND([.AM226]=[.AS226];[.AN226]=[.AT22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4"/>
          <table:table-cell office:value-type="string" calcext:value-type="string">
            <text:p>property-path/path-3-4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table:formula="of:=IF(AND([.AK227]=[.AQ227];[.AL227]=[.AR227]))" office:value-type="boolean" office:boolean-value="true" calcext:value-type="boolean">
            <text:p>VRAI</text:p>
          </table:table-cell>
          <table:table-cell table:formula="of:=IF(AND([.AM227]=[.AS227];[.AN227]=[.AT22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roperty-path/path-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228]=[.AQ228];[.AL228]=[.AR228]))" office:value-type="boolean" office:boolean-value="true" calcext:value-type="boolean">
            <text:p>VRAI</text:p>
          </table:table-cell>
          <table:table-cell table:formula="of:=IF(AND([.AM228]=[.AS228];[.AN228]=[.AT22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property-path/path-p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formula="of:=IF(AND([.AK229]=[.AQ229];[.AL229]=[.AR229]))" office:value-type="boolean" office:boolean-value="true" calcext:value-type="boolean">
            <text:p>VRAI</text:p>
          </table:table-cell>
          <table:table-cell table:formula="of:=IF(AND([.AM229]=[.AS229];[.AN229]=[.AT22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4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roperty-path/path-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230]=[.AQ230];[.AL230]=[.AR230]))" office:value-type="boolean" office:boolean-value="true" calcext:value-type="boolean">
            <text:p>VRAI</text:p>
          </table:table-cell>
          <table:table-cell table:formula="of:=IF(AND([.AM230]=[.AS230];[.AN230]=[.AT23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roperty-path/path-p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formula="of:=IF(AND([.AK231]=[.AQ231];[.AL231]=[.AR231]))" office:value-type="boolean" office:boolean-value="true" calcext:value-type="boolean">
            <text:p>VRAI</text:p>
          </table:table-cell>
          <table:table-cell table:formula="of:=IF(AND([.AM231]=[.AS231];[.AN231]=[.AT23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4"/>
          <table:table-cell office:value-type="string" calcext:value-type="string">
            <text:p>property-path/path-ng-01</text:p>
          </table:table-cell>
          <table:table-cell table:number-columns-repeated="5"/>
          <table:table-cell office:value-type="string" calcext:value-type="string">
            <text:p>property-path/path-ng-01</text:p>
          </table:table-cell>
          <table:table-cell table:number-columns-repeated="4"/>
          <table:table-cell table:formula="of:=IF(AND([.AK232]=[.AQ232];[.AL232]=[.AR232]))" office:value-type="boolean" office:boolean-value="true" calcext:value-type="boolean">
            <text:p>VRAI</text:p>
          </table:table-cell>
          <table:table-cell table:formula="of:=IF(AND([.AM232]=[.AS232];[.AN232]=[.AT23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4"/>
          <table:table-cell office:value-type="string" calcext:value-type="string">
            <text:p>property-path/path-ng-02</text:p>
          </table:table-cell>
          <table:table-cell table:number-columns-repeated="5"/>
          <table:table-cell office:value-type="string" calcext:value-type="string">
            <text:p>property-path/path-ng-02</text:p>
          </table:table-cell>
          <table:table-cell table:number-columns-repeated="4"/>
          <table:table-cell table:formula="of:=IF(AND([.AK233]=[.AQ233];[.AL233]=[.AR233]))" office:value-type="boolean" office:boolean-value="true" calcext:value-type="boolean">
            <text:p>VRAI</text:p>
          </table:table-cell>
          <table:table-cell table:formula="of:=IF(AND([.AM233]=[.AS233];[.AN233]=[.AT23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09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/>
          <table:table-cell office:value-type="string" calcext:value-type="string">
            <text:p>property-path/pp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33" calcext:value-type="float">
            <text:p>0,33</text:p>
          </table:table-cell>
          <table:table-cell table:formula="of:=IF(AND([.AK234]=[.AQ234];[.AL234]=[.AR234]))" office:value-type="boolean" office:boolean-value="true" calcext:value-type="boolean">
            <text:p>VRAI</text:p>
          </table:table-cell>
          <table:table-cell table:formula="of:=IF(AND([.AM234]=[.AS234];[.AN234]=[.AT23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rdfs10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property-path/pp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formula="of:=IF(AND([.AK235]=[.AQ235];[.AL235]=[.AR235]))" office:value-type="boolean" office:boolean-value="true" calcext:value-type="boolean">
            <text:p>VRAI</text:p>
          </table:table-cell>
          <table:table-cell table:formula="of:=IF(AND([.AM235]=[.AS235];[.AN235]=[.AT23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d-ent-01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4"/>
          <table:table-cell office:value-type="string" calcext:value-type="string">
            <text:p>service/service01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table:formula="of:=IF(AND([.AK236]=[.AQ236];[.AL236]=[.AR236]))" office:value-type="boolean" office:boolean-value="true" calcext:value-type="boolean">
            <text:p>VRAI</text:p>
          </table:table-cell>
          <table:table-cell table:formula="of:=IF(AND([.AM236]=[.AS236];[.AN236]=[.AT23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owlds01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4"/>
          <table:table-cell office:value-type="string" calcext:value-type="string">
            <text:p>service/service02</text:p>
          </table:table-cell>
          <table:table-cell table:number-columns-repeated="5"/>
          <table:table-cell office:value-type="string" calcext:value-type="string">
            <text:p>service/service02</text:p>
          </table:table-cell>
          <table:table-cell table:number-columns-repeated="4"/>
          <table:table-cell table:formula="of:=IF(AND([.AK237]=[.AQ237];[.AL237]=[.AR237]))" office:value-type="boolean" office:boolean-value="true" calcext:value-type="boolean">
            <text:p>VRAI</text:p>
          </table:table-cell>
          <table:table-cell table:formula="of:=IF(AND([.AM237]=[.AS237];[.AN237]=[.AT23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owlds02</text:p>
          </table:table-cell>
          <table:table-cell table:number-columns-repeated="4" office:value-type="float" office:value="0.75" calcext:value-type="float">
            <text:p>0,75</text:p>
          </table:table-cell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4"/>
          <table:table-cell office:value-type="string" calcext:value-type="string">
            <text:p>service/service03</text:p>
          </table:table-cell>
          <table:table-cell table:number-columns-repeated="5"/>
          <table:table-cell office:value-type="string" calcext:value-type="string">
            <text:p>service/service03</text:p>
          </table:table-cell>
          <table:table-cell table:number-columns-repeated="4"/>
          <table:table-cell table:formula="of:=IF(AND([.AK238]=[.AQ238];[.AL238]=[.AR238]))" office:value-type="boolean" office:boolean-value="true" calcext:value-type="boolean">
            <text:p>VRAI</text:p>
          </table:table-cell>
          <table:table-cell table:formula="of:=IF(AND([.AM238]=[.AS238];[.AN238]=[.AT23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4"/>
          <table:table-cell office:value-type="string" calcext:value-type="string">
            <text:p>service/service04a</text:p>
          </table:table-cell>
          <table:table-cell office:value-type="string" calcext:value-type="string">
            <text:p>Exception in thread "main" HttpException: 404</text:p>
          </table:table-cell>
          <table:table-cell table:number-columns-repeated="3"/>
          <table:table-cell table:formula="of:=IF(AND([.AK239]=[.AQ239];[.AL239]=[.AR239]))" office:value-type="boolean" office:boolean-value="true" calcext:value-type="boolean">
            <text:p>VRAI</text:p>
          </table:table-cell>
          <table:table-cell table:formula="of:=IF(AND([.AM239]=[.AS239];[.AN239]=[.AT23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per-sparqldl-Q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Failed when initializing the StAX parsing engine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Failed when initializing the StAX parsing engine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Failed when initializing the StAX parsing engine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Failed when initializing the StAX parsing engine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Not a ResultSet result</text:p>
          </table:table-cell>
          <table:table-cell table:number-columns-repeated="3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Not a ResultSet result</text:p>
          </table:table-cell>
          <table:table-cell table:number-columns-repeated="4"/>
          <table:table-cell office:value-type="string" calcext:value-type="string">
            <text:p>service/service05</text:p>
          </table:table-cell>
          <table:table-cell office:value-type="string" calcext:value-type="string">
            <text:p>Exception in thread "main" org.apache.jena.sparql.resultset.ResultSetException: Not a ResultSet result</text:p>
          </table:table-cell>
          <table:table-cell table:number-columns-repeated="3"/>
          <table:table-cell table:formula="of:=IF(AND([.AK240]=[.AQ240];[.AL240]=[.AR240]))" office:value-type="boolean" office:boolean-value="true" calcext:value-type="boolean">
            <text:p>VRAI</text:p>
          </table:table-cell>
          <table:table-cell table:formula="of:=IF(AND([.AM240]=[.AS240];[.AN240]=[.AT24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per-sparqldl-Q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4"/>
          <table:table-cell office:value-type="string" calcext:value-type="string">
            <text:p>service/service06</text:p>
          </table:table-cell>
          <table:table-cell table:number-columns-repeated="5"/>
          <table:table-cell office:value-type="string" calcext:value-type="string">
            <text:p>service/service06</text:p>
          </table:table-cell>
          <table:table-cell table:number-columns-repeated="4"/>
          <table:table-cell table:formula="of:=IF(AND([.AK241]=[.AQ241];[.AL241]=[.AR241]))" office:value-type="boolean" office:boolean-value="true" calcext:value-type="boolean">
            <text:p>VRAI</text:p>
          </table:table-cell>
          <table:table-cell table:formula="of:=IF(AND([.AM241]=[.AS241];[.AN241]=[.AT24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per-sparqldl-Q3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/>
          <table:table-cell office:value-type="string" calcext:value-type="string">
            <text:p>service/service07</text:p>
          </table:table-cell>
          <table:table-cell office:value-type="string" calcext:value-type="string">
            <text:p>Exception in thread "main" java.util.NoSuchElementException: BoundJoinIterator</text:p>
          </table:table-cell>
          <table:table-cell table:number-columns-repeated="3"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 table:number-columns-repeated="2"/>
          <table:table-cell office:value-type="string" calcext:value-type="string">
            <text:p>service/service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mpRes:1: parser error : Start tag expected, '&lt;' not found</text:p>
          </table:table-cell>
          <table:table-cell/>
          <table:table-cell table:formula="of:=IF(AND([.AK242]=[.AQ242];[.AL242]=[.AR242]))" office:value-type="boolean" office:boolean-value="true" calcext:value-type="boolean">
            <text:p>VRAI</text:p>
          </table:table-cell>
          <table:table-cell table:formula="of:=IF(AND([.AM242]=[.AS242];[.AN242]=[.AT24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per-sparqldl-Q4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float" office:value="0.11" calcext:value-type="float">
            <text:p>0,1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43]=[.AQ243];[.AL243]=[.AR243]))" office:value-type="boolean" office:boolean-value="true" calcext:value-type="boolean">
            <text:p>VRAI</text:p>
          </table:table-cell>
          <table:table-cell table:formula="of:=IF(AND([.AM243]=[.AS243];[.AN243]=[.AT24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sparqldl-02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office:value-type="string" calcext:value-type="string">
            <text:p>subquery/sq12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4"/>
          <table:table-cell office:value-type="string" calcext:value-type="string">
            <text:p>subquery/sq12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table:formula="of:=IF(AND([.AK244]=[.AQ244];[.AL244]=[.AR244]))" office:value-type="boolean" office:boolean-value="true" calcext:value-type="boolean">
            <text:p>VRAI</text:p>
          </table:table-cell>
          <table:table-cell table:formula="of:=IF(AND([.AM244]=[.AS244];[.AN244]=[.AT24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sparqldl-0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subquery/sq1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ND([.AK245]=[.AQ245];[.AL245]=[.AR245]))" office:value-type="boolean" office:boolean-value="true" calcext:value-type="boolean">
            <text:p>VRAI</text:p>
          </table:table-cell>
          <table:table-cell table:formula="of:=IF(AND([.AM245]=[.AS245];[.AN245]=[.AT24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sparqldl-10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float" office:value="0.11" calcext:value-type="float">
            <text:p>0,1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office:value-type="string" calcext:value-type="string">
            <text:p>subquery/sq14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4"/>
          <table:table-cell office:value-type="string" calcext:value-type="string">
            <text:p>subquery/sq14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table:formula="of:=IF(AND([.AK246]=[.AQ246];[.AL246]=[.AR246]))" office:value-type="boolean" office:boolean-value="true" calcext:value-type="boolean">
            <text:p>VRAI</text:p>
          </table:table-cell>
          <table:table-cell table:formula="of:=IF(AND([.AM246]=[.AS246];[.AN246]=[.AT246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sparqldl-1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sparqldl-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rent3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rent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rent5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office:value-type="string" calcext:value-type="string">
            <text:p>entailment/parent6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table:number-columns-repeated="36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entailment/parent7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construct/constructwhere01</text:p>
          </table:table-cell>
          <table:table-cell table:number-columns-repeated="4"/>
          <table:table-cell office:value-type="string" calcext:value-type="string">
            <text:p>construct/constructwhere01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office:value-type="string" calcext:value-type="string">
            <text:p>construct/constructwhere01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entailment/parent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construct/constructwhere02</text:p>
          </table:table-cell>
          <table:table-cell table:number-columns-repeated="4"/>
          <table:table-cell office:value-type="string" calcext:value-type="string">
            <text:p>construct/constructwhere02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office:value-type="string" calcext:value-type="string">
            <text:p>construct/constructwhere02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entailment/parent9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construct/constructwhere03</text:p>
          </table:table-cell>
          <table:table-cell table:number-columns-repeated="4"/>
          <table:table-cell office:value-type="string" calcext:value-type="string">
            <text:p>construct/constructwhere03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3"/>
          <table:table-cell office:value-type="string" calcext:value-type="string">
            <text:p>construct/constructwhere03</text:p>
          </table:table-cell>
          <table:table-cell office:value-type="string" calcext:value-type="string">
            <text:p>Exception in thread "main" org.apache.jena.query.QueryExecException: Attempt to have ResultSet from a CONSTRUCT query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entailment/parent10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construct/constructwhere04</text:p>
          </table:table-cell>
          <table:table-cell table:number-columns-repeated="4"/>
          <table:table-cell office:value-type="string" calcext:value-type="string">
            <text:p>construct/constructwhere04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entailment/simple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entailment/simple2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entailment/simple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entailment/simple4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entailment/simple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4"/>
          <table:table-cell office:value-type="string" calcext:value-type="string">
            <text:p>csv-tsv-res/csvtsv02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entailment/simple6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4"/>
          <table:table-cell office:value-type="string" calcext:value-type="string">
            <text:p>csv-tsv-res/csvtsv01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entailment/simple7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json-res/jsonres01</text:p>
          </table:table-cell>
          <table:table-cell table:number-columns-repeated="4"/>
          <table:table-cell office:value-type="string" calcext:value-type="string">
            <text:p>json-res/jsonres01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entailment/simple8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json-res/jsonres02</text:p>
          </table:table-cell>
          <table:table-cell table:number-columns-repeated="4"/>
          <table:table-cell office:value-type="string" calcext:value-type="string">
            <text:p>json-res/jsonres02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property-path/pp04</text:p>
          </table:table-cell>
          <table:table-cell office:value-type="string" calcext:value-type="string">
            <text:p>Exception in thread "main" org.apache.jena.query.QueryParseException: Encountered " "{" "{ "" at line 1, column 136.</text:p>
          </table:table-cell>
          <table:table-cell table:number-columns-repeated="3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json-res/jsonres03</text:p>
          </table:table-cell>
          <table:table-cell table:number-columns-repeated="4"/>
          <table:table-cell office:value-type="string" calcext:value-type="string">
            <text:p>json-res/jsonres03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property-path/pp05</text:p>
          </table:table-cell>
          <table:table-cell office:value-type="string" calcext:value-type="string">
            <text:p>Exception in thread "main" org.apache.jena.query.QueryParseException: Encountered " "{" "{ "" at line 1, column 185.</text:p>
          </table:table-cell>
          <table:table-cell table:number-columns-repeated="3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json-res/jsonres04</text:p>
          </table:table-cell>
          <table:table-cell table:number-columns-repeated="4"/>
          <table:table-cell office:value-type="string" calcext:value-type="string">
            <text:p>json-res/jsonres04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property-path/pp13</text:p>
          </table:table-cell>
          <table:table-cell office:value-type="string" calcext:value-type="string">
            <text:p>Exception in thread "main" org.apache.jena.query.QueryParseException: Encountered " "{" "{ "" at line 1, column 50.</text:p>
          </table:table-cell>
          <table:table-cell table:number-columns-repeated="3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subquery/sq01</text:p>
          </table:table-cell>
          <table:table-cell table:number-columns-repeated="4"/>
          <table:table-cell office:value-type="string" calcext:value-type="string">
            <text:p>subquery/sq01</text:p>
          </table:table-cell>
          <table:table-cell table:number-columns-repeated="5"/>
          <table:table-cell office:value-type="string" calcext:value-type="string">
            <text:p>subquery/sq01</text:p>
          </table:table-cell>
          <table:table-cell table:number-columns-repeated="4"/>
          <table:table-cell table:formula="of:=IF(AND([.AK267]=[.AQ267];[.AL267]=[.AR267]))" office:value-type="boolean" office:boolean-value="true" calcext:value-type="boolean">
            <text:p>VRAI</text:p>
          </table:table-cell>
          <table:table-cell table:formula="of:=IF(AND([.AM267]=[.AS267];[.AN267]=[.AT267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property-path/pp15</text:p>
          </table:table-cell>
          <table:table-cell office:value-type="string" calcext:value-type="string">
            <text:p>Exception in thread "main" java.lang.IllegalArgumentException: Adjacency list bitmap and array should have the same size</text:p>
          </table:table-cell>
          <table:table-cell table:number-columns-repeated="3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subquery/sq02</text:p>
          </table:table-cell>
          <table:table-cell table:number-columns-repeated="4"/>
          <table:table-cell office:value-type="string" calcext:value-type="string">
            <text:p>subquery/sq02</text:p>
          </table:table-cell>
          <table:table-cell table:number-columns-repeated="5"/>
          <table:table-cell office:value-type="string" calcext:value-type="string">
            <text:p>subquery/sq02</text:p>
          </table:table-cell>
          <table:table-cell table:number-columns-repeated="4"/>
          <table:table-cell table:formula="of:=IF(AND([.AK268]=[.AQ268];[.AL268]=[.AR268]))" office:value-type="boolean" office:boolean-value="true" calcext:value-type="boolean">
            <text:p>VRAI</text:p>
          </table:table-cell>
          <table:table-cell table:formula="of:=IF(AND([.AM268]=[.AS268];[.AN268]=[.AT268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subquery/sq03</text:p>
          </table:table-cell>
          <table:table-cell table:number-columns-repeated="4"/>
          <table:table-cell office:value-type="string" calcext:value-type="string">
            <text:p>subquery/sq03</text:p>
          </table:table-cell>
          <table:table-cell table:number-columns-repeated="5"/>
          <table:table-cell office:value-type="string" calcext:value-type="string">
            <text:p>subquery/sq03</text:p>
          </table:table-cell>
          <table:table-cell table:number-columns-repeated="4"/>
          <table:table-cell table:formula="of:=IF(AND([.AK269]=[.AQ269];[.AL269]=[.AR269]))" office:value-type="boolean" office:boolean-value="true" calcext:value-type="boolean">
            <text:p>VRAI</text:p>
          </table:table-cell>
          <table:table-cell table:formula="of:=IF(AND([.AM269]=[.AS269];[.AN269]=[.AT269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property-path/path-2-3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subquery/sq04</text:p>
          </table:table-cell>
          <table:table-cell table:number-columns-repeated="4"/>
          <table:table-cell office:value-type="string" calcext:value-type="string">
            <text:p>subquery/sq04</text:p>
          </table:table-cell>
          <table:table-cell table:number-columns-repeated="5"/>
          <table:table-cell office:value-type="string" calcext:value-type="string">
            <text:p>subquery/sq04</text:p>
          </table:table-cell>
          <table:table-cell table:number-columns-repeated="4"/>
          <table:table-cell table:formula="of:=IF(AND([.AK270]=[.AQ270];[.AL270]=[.AR270]))" office:value-type="boolean" office:boolean-value="true" calcext:value-type="boolean">
            <text:p>VRAI</text:p>
          </table:table-cell>
          <table:table-cell table:formula="of:=IF(AND([.AM270]=[.AS270];[.AN270]=[.AT270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property-path/path-2-1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subquery/sq05</text:p>
          </table:table-cell>
          <table:table-cell table:number-columns-repeated="4"/>
          <table:table-cell office:value-type="string" calcext:value-type="string">
            <text:p>subquery/sq05</text:p>
          </table:table-cell>
          <table:table-cell table:number-columns-repeated="5"/>
          <table:table-cell office:value-type="string" calcext:value-type="string">
            <text:p>subquery/sq05</text:p>
          </table:table-cell>
          <table:table-cell table:number-columns-repeated="4"/>
          <table:table-cell table:formula="of:=IF(AND([.AK271]=[.AQ271];[.AL271]=[.AR271]))" office:value-type="boolean" office:boolean-value="true" calcext:value-type="boolean">
            <text:p>VRAI</text:p>
          </table:table-cell>
          <table:table-cell table:formula="of:=IF(AND([.AM271]=[.AS271];[.AN271]=[.AT271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property-path/path-3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subquery/sq06</text:p>
          </table:table-cell>
          <table:table-cell table:number-columns-repeated="4"/>
          <table:table-cell office:value-type="string" calcext:value-type="string">
            <text:p>subquery/sq06</text:p>
          </table:table-cell>
          <table:table-cell table:number-columns-repeated="5"/>
          <table:table-cell office:value-type="string" calcext:value-type="string">
            <text:p>subquery/sq06</text:p>
          </table:table-cell>
          <table:table-cell table:number-columns-repeated="4"/>
          <table:table-cell table:formula="of:=IF(AND([.AK272]=[.AQ272];[.AL272]=[.AR272]))" office:value-type="boolean" office:boolean-value="true" calcext:value-type="boolean">
            <text:p>VRAI</text:p>
          </table:table-cell>
          <table:table-cell table:formula="of:=IF(AND([.AM272]=[.AS272];[.AN272]=[.AT272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property-path/path-3-2</text:p>
          </table:table-cell>
          <table:table-cell office:value-type="string" calcext:value-type="string">
            <text:p>Exception in thread "main" org.apache.jena.query.QueryParseException: Encountered " "{" "{ "" at line 4, column 7.</text:p>
          </table:table-cell>
          <table:table-cell table:number-columns-repeated="3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subquery/sq07</text:p>
          </table:table-cell>
          <table:table-cell table:number-columns-repeated="4"/>
          <table:table-cell office:value-type="string" calcext:value-type="string">
            <text:p>subquery/sq07</text:p>
          </table:table-cell>
          <table:table-cell table:number-columns-repeated="5"/>
          <table:table-cell office:value-type="string" calcext:value-type="string">
            <text:p>subquery/sq07</text:p>
          </table:table-cell>
          <table:table-cell table:number-columns-repeated="4"/>
          <table:table-cell table:formula="of:=IF(AND([.AK273]=[.AQ273];[.AL273]=[.AR273]))" office:value-type="boolean" office:boolean-value="true" calcext:value-type="boolean">
            <text:p>VRAI</text:p>
          </table:table-cell>
          <table:table-cell table:formula="of:=IF(AND([.AM273]=[.AS273];[.AN273]=[.AT273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property-path/path-3-3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subquery/sq08</text:p>
          </table:table-cell>
          <table:table-cell table:number-columns-repeated="4"/>
          <table:table-cell office:value-type="string" calcext:value-type="string">
            <text:p>subquery/sq08</text:p>
          </table:table-cell>
          <table:table-cell table:number-columns-repeated="5"/>
          <table:table-cell office:value-type="string" calcext:value-type="string">
            <text:p>subquery/sq08</text:p>
          </table:table-cell>
          <table:table-cell table:number-columns-repeated="4"/>
          <table:table-cell table:formula="of:=IF(AND([.AK274]=[.AQ274];[.AL274]=[.AR274]))" office:value-type="boolean" office:boolean-value="true" calcext:value-type="boolean">
            <text:p>VRAI</text:p>
          </table:table-cell>
          <table:table-cell table:formula="of:=IF(AND([.AM274]=[.AS274];[.AN274]=[.AT274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property-path/path-3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subquery/sq09</text:p>
          </table:table-cell>
          <table:table-cell table:number-columns-repeated="4"/>
          <table:table-cell office:value-type="string" calcext:value-type="string">
            <text:p>subquery/sq09</text:p>
          </table:table-cell>
          <table:table-cell table:number-columns-repeated="5"/>
          <table:table-cell office:value-type="string" calcext:value-type="string">
            <text:p>subquery/sq09</text:p>
          </table:table-cell>
          <table:table-cell table:number-columns-repeated="4"/>
          <table:table-cell table:formula="of:=IF(AND([.AK275]=[.AQ275];[.AL275]=[.AR275]))" office:value-type="boolean" office:boolean-value="true" calcext:value-type="boolean">
            <text:p>VRAI</text:p>
          </table:table-cell>
          <table:table-cell table:formula="of:=IF(AND([.AM275]=[.AS275];[.AN275]=[.AT275]))" office:value-type="boolean" office:boolean-value="true" calcext:value-type="boolean">
            <text:p>VRAI</text:p>
          </table:table-cell>
          <table:table-cell/>
        </table:table-row>
        <table:table-row table:style-name="ro2"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property-path/path-p1</text:p>
          </table:table-cell>
          <table:table-cell office:value-type="string" calcext:value-type="string">
            <text:p>Exception in thread "main" org.apache.jena.query.QueryParseException: Encountered " "{" "{ "" at line 1, column 52.</text:p>
          </table:table-cell>
          <table:table-cell table:number-columns-repeated="3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subquery/sq10</text:p>
          </table:table-cell>
          <table:table-cell table:number-columns-repeated="4"/>
          <table:table-cell office:value-type="string" calcext:value-type="string">
            <text:p>subquery/sq10</text:p>
          </table:table-cell>
          <table:table-cell table:number-columns-repeated="5"/>
          <table:table-cell office:value-type="string" calcext:value-type="string">
            <text:p>subquery/sq10</text:p>
          </table:table-cell>
          <table:table-cell table:number-columns-repeated="4"/>
          <table:table-cell table:formula="of:=IF(AND([.AK276]=[.AQ276];[.AL276]=[.AR276]))" office:value-type="boolean" office:boolean-value="true" calcext:value-type="boolean">
            <text:p>VRAI</text:p>
          </table:table-cell>
          <table:table-cell table:formula="of:=IF(AND([.AM276]=[.AS276];[.AN276]=[.AT276]))" office:value-type="boolean" office:boolean-value="true" calcext:value-type="boolean">
            <text:p>VRA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0:59:41.096688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7:12:49.188186891</dc:date>
    <meta:editing-duration>PT14H59M47S</meta:editing-duration>
    <meta:editing-cycles>12</meta:editing-cycles>
    <meta:generator>LibreOffice/5.1.6.2$Linux_X86_64 LibreOffice_project/10m0$Build-2</meta:generator>
    <meta:document-statistic meta:table-count="1" meta:cell-count="10706" meta:object-count="0"/>
  </office:meta>
</office:document-meta>
</file>